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6000000269F60AFD4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" manifest:full-path="Object 20/statusbar/"/>
  <manifest:file-entry manifest:media-type="" manifest:full-path="Object 20/floater/"/>
  <manifest:file-entry manifest:media-type="" manifest:full-path="Object 20/popupmenu/"/>
  <manifest:file-entry manifest:media-type="text/xml" manifest:full-path="Object 20/content.xml"/>
  <manifest:file-entry manifest:media-type="" manifest:full-path="Object 20/progressbar/"/>
  <manifest:file-entry manifest:media-type="" manifest:full-path="Object 20/menubar/"/>
  <manifest:file-entry manifest:media-type="" manifest:full-path="Object 20/toolbar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fo:min-height="1.018cm"/>
    </style:style>
    <style:style style:name="gr13" style:family="graphic" style:parent-style-name="standard" style:list-style-name="L6">
      <style:graphic-properties draw:stroke="none" draw:fill="none" fo:min-height="1.018cm"/>
    </style:style>
    <style:style style:name="gr1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2.034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fill="solid" draw:fill-color="#ff0000" draw:opacity="50%" draw:textarea-horizontal-align="center" draw:textarea-vertical-align="middle" draw:shadow-opacity="50%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Ultrafine_20_Dashed" svg:stroke-color="#ff0000" draw:fill-color="#ff0000" draw:opacity="50%" draw:textarea-horizontal-align="center" draw:textarea-vertical-align="middle" draw:shadow-opacity="50%"/>
    </style:style>
    <style:style style:name="gr24" style:family="graphic" style:parent-style-name="standard">
      <style:graphic-properties draw:stroke="dash" draw:stroke-dash="Ultrafine_20_Dashed"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1.02cm"/>
    </style:style>
    <style:style style:name="gr30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pr1" style:family="presentation" style:parent-style-name="Linear_20_Algebra_20_Style-title">
      <style:graphic-properties draw:stroke="none" draw:fill="none" draw:fill-color="#ffffff" draw:textarea-horizontal-align="justify" draw:textarea-vertical-align="middle" draw:auto-grow-height="true" draw:auto-grow-width="false" fo:min-height="8.52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Linear_20_Algebra_20_Style-subtitle">
      <style:graphic-properties draw:stroke="none" draw:fill="none" draw:fill-color="#ffffff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Linear_20_Algebra_20_Style-title">
      <style:graphic-properties draw:stroke="none" draw:fill="none" draw:fill-color="#ffffff" draw:textarea-horizontal-align="justify" draw:textarea-vertical-align="middle" draw:auto-grow-height="true" draw:auto-grow-width="false" fo:min-height="3.55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Linear_20_Algebra_20_Style-notes">
      <style:graphic-properties draw:stroke="none" draw:fill="none" draw:fill-color="#ffffff" draw:auto-grow-height="true" fo:min-height="11.423cm" draw:shadow="hidden"/>
    </style:style>
    <style:style style:name="pr5" style:family="presentation" style:parent-style-name="Linear_20_Algebra_20_Style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Linear_20_Algebra_20_Style-title">
      <style:graphic-properties fo:min-height="2.918cm"/>
    </style:style>
    <style:style style:name="pr7" style:family="presentation" style:parent-style-name="Linear_20_Algebra_20_Style-notes">
      <style:graphic-properties draw:fill-color="#ffffff" fo:min-height="11.172cm"/>
    </style:style>
    <style:style style:name="pr8" style:family="presentation" style:parent-style-name="Linear_20_Algebra_20_Style-title">
      <style:graphic-properties draw:auto-grow-height="true" fo:min-height="3.169cm"/>
    </style:style>
    <style:style style:name="pr9" style:family="presentation" style:parent-style-name="Linear_20_Algebra_20_Style-outline1">
      <style:graphic-properties fo:min-height="5.746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color="#ff0000" fo:font-weight="normal" style:font-weight-asian="normal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text-align="start" fo:text-indent="0.1cm" style:punctuation-wrap="hanging" style:line-break="strict"/>
    </style:style>
    <style:style style:name="P11" style:family="paragraph">
      <style:paragraph-properties text:enable-numbering="false" fo:margin-left="0cm" fo:margin-right="0cm" fo:text-align="start" fo:text-indent="0.1cm" style:punctuation-wrap="hanging" style:line-break="strict"/>
      <style:text-properties fo:font-size="24pt" fo:font-weight="normal" style:font-weight-asian="normal" style:font-weight-complex="normal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15" style:family="paragraph">
      <style:text-properties fo:font-size="12pt"/>
    </style:style>
    <style:style style:name="P16" style:family="paragraph">
      <style:text-properties fo:font-size="24pt"/>
    </style:style>
    <style:style style:name="P17" style:family="paragraph">
      <style:paragraph-properties fo:text-align="start"/>
    </style:style>
    <style:style style:name="P18" style:family="paragraph">
      <style:text-properties fo:font-size="24pt" fo:font-style="italic" style:font-style-asian="italic" style:font-style-complex="italic"/>
    </style:style>
    <style:style style:name="P19" style:family="paragraph">
      <style:text-properties fo:font-style="italic" style:font-style-asian="italic" style:font-style-complex="italic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000080" fo:language="it" fo:country="IT"/>
    </style:style>
    <style:style style:name="T2" style:family="text">
      <style:text-properties fo:color="#000000" fo:font-size="32pt" fo:language="it" fo:country="IT" style:font-size-asian="32pt" style:font-size-complex="32pt"/>
    </style:style>
    <style:style style:name="T3" style:family="text">
      <style:text-properties fo:language="en" fo:country="US"/>
    </style:style>
    <style:style style:name="T4" style:family="text">
      <style:text-properties fo:color="#000000" fo:font-size="28pt" fo:language="it" fo:country="IT" style:font-size-asian="28pt" style:font-size-complex="28pt"/>
    </style:style>
    <style:style style:name="T5" style:family="text">
      <style:text-properties fo:color="#000080" fo:font-size="32pt" fo:language="it" fo:country="IT" style:font-size-asian="32pt" style:font-size-complex="32pt"/>
    </style:style>
    <style:style style:name="T6" style:family="text">
      <style:text-properties fo:color="#000080" fo:font-size="36pt" fo:language="it" fo:country="IT" style:font-size-asian="36pt" style:font-size-complex="36pt"/>
    </style:style>
    <style:style style:name="T7" style:family="text">
      <style:text-properties fo:color="#000080" fo:font-size="26pt" fo:language="it" fo:country="IT" style:font-size-asian="26pt" style:font-size-complex="26pt"/>
    </style:style>
    <style:style style:name="T8" style:family="text">
      <style:text-properties fo:language="it" fo:country="IT"/>
    </style:style>
    <style:style style:name="T9" style:family="text">
      <style:text-properties fo:color="#ff00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fo:language="it" fo:country="I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24pt" fo:language="it" fo:country="I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36pt" fo:font-weight="normal" style:font-size-asian="36pt" style:font-weight-asian="normal" style:font-size-complex="36pt" style:font-weight-complex="normal"/>
    </style:style>
    <style:style style:name="T15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color="#000000" fo:font-family="'Arial Black'" style:font-pitch="variable" fo:font-weight="bold" style:font-weight-asian="bold" style:font-weight-complex="bold"/>
    </style:style>
    <style:style style:name="T17" style:family="text">
      <style:text-properties fo:color="#000000" style:text-position="33% 58%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text-position="-33% 58%" fo:font-weight="normal" style:font-weight-asian="normal" style:font-weight-complex="normal"/>
    </style:style>
    <style:style style:name="T21" style:family="text">
      <style:text-properties fo:color="#000000" fo:font-family="'Arial Black'" style:font-pitch="variable" fo:font-weight="normal" style:font-weight-asian="normal" style:font-weight-complex="normal"/>
    </style:style>
    <style:style style:name="T22" style:family="text">
      <style:text-properties fo:color="#000000" style:text-position="33% 58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family="OpenSymbol" style:font-style-name="Regular" style:font-pitch="variable" style:font-charset="x-symbol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family="OpenSymbol" style:font-style-name="Regular" style:font-pitch="variable" style:font-charset="x-symbol" fo:font-size="22pt" fo:font-weight="normal" style:font-family-asian="OpenSymbol" style:font-style-name-asian="Regular" style:font-pitch-asian="variable" style:font-charset-asian="x-symbol" style:font-size-asian="22pt" style:font-weight-asian="normal" style:font-family-complex="OpenSymbol" style:font-style-name-complex="Regular" style:font-pitch-complex="variable" style:font-charset-complex="x-symbol" style:font-size-complex="22pt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font-size="24pt" fo:font-weight="normal" style:font-weight-asian="normal" style:font-weight-complex="normal"/>
    </style:style>
    <style:style style:name="T32" style:family="text">
      <style:text-properties fo:font-size="24pt" fo:font-weight="bold" style:font-weight-asian="bold" style:font-weight-complex="bold"/>
    </style:style>
    <style:style style:name="T33" style:family="text">
      <style:text-properties fo:color="#000000" fo:font-family="'Arial Black'" style:font-pitch="variable" fo:font-size="24pt" fo:font-weight="bold" style:font-weight-asian="bold" style:font-weight-complex="bold"/>
    </style:style>
    <style:style style:name="T34" style:family="text">
      <style:text-properties fo:color="#000000" style:text-position="33% 58%" fo:font-size="24pt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family="'Times New Roman'" style:font-family-generic="roman" style:font-pitch="variable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39" style:family="text">
      <style:text-properties fo:font-family="'Times New Roman'" style:font-family-generic="roman" style:font-pitch="variable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40" style:family="text">
      <style:text-properties fo:font-family="'Times New Roman'" style:font-family-generic="roman" style:font-pitch="variable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41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2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color="#0000ff" fo:font-size="24pt" fo:font-weight="normal" style:font-weight-asian="normal" style:font-weight-complex="normal"/>
    </style:style>
    <style:style style:name="T44" style:family="text">
      <style:text-properties fo:color="#0000ff" style:text-position="0% 100%" fo:font-size="24pt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ize="28pt" style:font-size-asian="28pt" style:font-size-complex="28pt"/>
    </style:style>
    <style:style style:name="T47" style:family="text">
      <style:text-properties fo:font-family="OpenSymbol" style:font-style-name="Regular" style:font-charset="x-symbol" fo:font-size="28pt" style:font-family-asian="OpenSymbol" style:font-style-name-asian="Regular" style:font-charset-asian="x-symbol" style:font-size-asian="28pt" style:font-family-complex="OpenSymbol" style:font-style-name-complex="Regular" style:font-charset-complex="x-symbol" style:font-size-complex="28pt"/>
    </style:style>
    <style:style style:name="T48" style:family="text">
      <style:text-properties fo:font-size="28pt" fo:font-style="normal" style:font-size-asian="28pt" style:font-style-asian="normal" style:font-size-complex="28pt" style:font-style-complex="normal"/>
    </style:style>
    <style:style style:name="T49" style:family="text">
      <style:text-properties fo:font-size="24pt" fo:font-style="italic" style:font-size-asian="24pt" style:font-style-asian="italic" style:font-size-complex="24pt" style:font-style-complex="italic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fo:font-family="'Arial Black'" style:font-pitch="variable" fo:font-size="24pt" style:font-size-asian="24pt" style:font-size-complex="24pt"/>
    </style:style>
    <style:style style:name="T52" style:family="text">
      <style:text-properties style:text-position="33% 58%" fo:font-size="24pt" fo:font-style="italic" style:font-size-asian="24pt" style:font-style-asian="italic" style:font-size-complex="24pt" style:font-style-complex="italic"/>
    </style:style>
    <style:style style:name="T53" style:family="text">
      <style:text-properties fo:font-family="OpenSymbol" style:font-style-name="Regular" style:font-charset="x-symbol" fo:font-size="24pt" style:font-family-asian="OpenSymbol" style:font-style-name-asian="Regular" style:font-charset-asian="x-symbol" style:font-size-asian="24pt" style:font-family-complex="OpenSymbol" style:font-style-name-complex="Regular" style:font-charset-complex="x-symbol" style:font-size-complex="24pt"/>
    </style:style>
    <style:style style:name="T54" style:family="text">
      <style:text-properties fo:font-size="24pt" fo:font-style="normal" style:font-size-asian="24pt" style:font-style-asian="normal" style:font-size-complex="24pt" style:font-style-complex="normal"/>
    </style:style>
    <style:style style:name="T55" style:family="text">
      <style:text-properties style:text-position="0% 100%" fo:font-family="StarSymbol" style:font-style-name="Regular" style:font-charset="x-symbol" fo:font-size="24pt" fo:font-style="normal" style:font-family-asian="StarSymbol" style:font-style-name-asian="Regular" style:font-charset-asian="x-symbol" style:font-size-asian="24pt" style:font-style-asian="normal" style:font-family-complex="StarSymbol" style:font-style-name-complex="Regular" style:font-charset-complex="x-symbol" style:font-size-complex="24pt" style:font-style-complex="normal"/>
    </style:style>
    <style:style style:name="T56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57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58" style:family="text">
      <style:text-properties style:text-position="-33% 58%" fo:font-size="24pt" fo:font-style="normal" style:font-size-asian="24pt" style:font-style-asian="normal" style:font-size-complex="24pt" style:font-style-complex="normal"/>
    </style:style>
    <style:style style:name="T5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60" style:family="text">
      <style:text-properties style:text-position="0% 100%" fo:font-size="28pt" fo:font-style="normal" style:font-size-asian="28pt" style:font-style-asian="normal" style:font-size-complex="28pt" style:font-style-complex="normal"/>
    </style:style>
    <style:style style:name="T6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a">
        <style:list-level-properties text:min-label-width="0.943cm"/>
        <style:text-properties fo:color="#000000" fo:font-size="100%"/>
      </text:list-level-style-number>
      <text:list-level-style-number text:level="2" style:num-prefix="(" style:num-suffix=")" style:num-format="a">
        <style:list-level-properties text:space-before="1.27cm" text:min-label-width="0.784cm"/>
        <style:text-properties fo:color="#000000" fo:font-size="100%"/>
      </text:list-level-style-number>
      <text:list-level-style-number text:level="3" style:num-prefix="(" style:num-suffix=")" style:num-format="a">
        <style:list-level-properties text:space-before="2.54cm" text:min-label-width="0.635cm"/>
        <style:text-properties fo:color="#000000" fo:font-size="100%"/>
      </text:list-level-style-number>
      <text:list-level-style-number text:level="4" style:num-prefix="(" style:num-suffix=")" style:num-format="a">
        <style:list-level-properties text:space-before="3.81cm" text:min-label-width="0.635cm"/>
        <style:text-properties fo:color="#000000" fo:font-size="100%"/>
      </text:list-level-style-number>
      <text:list-level-style-number text:level="5" style:num-prefix="(" style:num-suffix=")" style:num-format="a">
        <style:list-level-properties text:space-before="5.08cm" text:min-label-width="0.635cm"/>
        <style:text-properties fo:color="#000000" fo:font-size="100%"/>
      </text:list-level-style-number>
      <text:list-level-style-number text:level="6" style:num-prefix="(" style:num-suffix=")" style:num-format="a">
        <style:list-level-properties text:space-before="5.08cm" text:min-label-width="0.635cm"/>
        <style:text-properties fo:color="#000000" fo:font-size="100%"/>
      </text:list-level-style-number>
      <text:list-level-style-number text:level="7" style:num-prefix="(" style:num-suffix=")" style:num-format="a">
        <style:list-level-properties text:space-before="5.08cm" text:min-label-width="0.635cm"/>
        <style:text-properties fo:color="#000000" fo:font-size="100%"/>
      </text:list-level-style-number>
      <text:list-level-style-number text:level="8" style:num-prefix="(" style:num-suffix=")" style:num-format="a">
        <style:list-level-properties text:space-before="5.08cm" text:min-label-width="0.635cm"/>
        <style:text-properties fo:color="#000000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inear_20_Algebra_20_Style" presentation:presentation-page-layout-name="AL1T0">
        <office:forms form:automatic-focus="false" form:apply-design-mode="false"/>
        <draw:frame presentation:style-name="pr1" draw:text-style-name="P2" draw:layer="layout" svg:width="21.59cm" svg:height="8.789cm" svg:x="1.905cm" svg:y="6.985cm" presentation:class="title" presentation:user-transformed="true">
          <draw:text-box>
            <text:p text:style-name="P1"><text:span text:style-name="T1">Convessità</text:span><text:span text:style-name="T1"><text:line-break/></text:span><text:span text:style-name="T2">Teorema di Helly</text:span><text:span text:style-name="T2"><text:line-break/></text:span><text:span text:style-name="T2">Da “locale” a “globale”</text:span></text:p>
          </draw:text-box>
        </draw:frame>
        <draw:frame presentation:style-name="pr2" draw:text-style-name="P4" draw:layer="layout" svg:width="17.78cm" svg:height="2.541cm" svg:x="3.175cm" svg:y="15.875cm" presentation:class="subtitle" presentation:user-transformed="true">
          <draw:text-box>
            <text:p text:style-name="P3"><text:span text:style-name="T3">Lezione 9</text:span></text:p>
          </draw:text-box>
        </draw:frame>
        <draw:custom-shape draw:style-name="gr1" draw:text-style-name="P5" draw:layer="layout" svg:width="12.432cm" svg:height="1.446cm" svg:x="6.35cm" svg:y="1.094cm">
          <text:p text:style-name="P1"><text:span text:style-name="T4">dal libro di Babai &amp; Frankl:</text:span></text:p>
          <draw:enhanced-geometry svg:viewBox="0 0 21600 21600" draw:type="rectangle" draw:enhanced-path="M 0 0 L 21600 0 21600 21600 0 21600 0 0 Z N"/>
        </draw:custom-shape>
        <draw:frame draw:name="openoffice" draw:style-name="gr2" draw:text-style-name="P6" draw:layer="layout" svg:width="4.445cm" svg:height="1.639cm" svg:x="19.685cm" svg:y="16.141cm">
          <draw:image xlink:href="Pictures/1000020000000076000000269F60AFD4.gif" xlink:type="simple" xlink:show="embed" xlink:actuate="onLoad">
            <text:p/>
          </draw:image>
          <svg:title>OpenOffice</svg:title>
          <svg:desc>www.openoffice.org</svg:desc>
        </draw:frame>
        <draw:frame presentation:style-name="pr3" draw:text-style-name="P2" draw:layer="layout" svg:width="22.86cm" svg:height="3.81cm" svg:x="1.905cm" svg:y="1.905cm" presentation:class="title" presentation:user-transformed="true">
          <draw:text-box>
            <text:p text:style-name="P1"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Linear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Algebra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Methods 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in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Combinatorics </text:a></text:span><text:span text:style-name="T6"><text:line-break/></text:span><text:span text:style-name="T7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with applications to Geometry </text:a></text:span><text:span text:style-name="T7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and Computer </text:a></text:span><text:span text:style-name="T7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Science</text:a></text:span></text:p>
          </draw:text-box>
        </draw:frame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7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Linear_20_Algebra_20_Style" presentation:presentation-page-layout-name="AL2T19">
        <office:forms form:automatic-focus="false" form:apply-design-mode="false"/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Convessità</text:span></text:p>
          </draw:text-box>
        </draw:frame>
        <draw:polygon draw:style-name="gr4" draw:layer="layout" svg:width="5.079cm" svg:height="3.174cm" svg:x="5.715cm" svg:y="5.08cm" svg:viewBox="0 0 5080 3175" draw:points="2540,0 0,1270 635,3175 2540,3175 5080,1905">
          <text:p/>
        </draw:polygon>
        <draw:polygon draw:style-name="gr5" draw:layer="layout" svg:width="5.079cm" svg:height="3.174cm" svg:x="14.605cm" svg:y="5.08cm" svg:viewBox="0 0 5080 3175" draw:points="3175,0 5080,1905 1905,3175 0,1270 2540,1905">
          <text:p/>
        </draw:polygon>
        <draw:g draw:id="id1">
          <draw:frame draw:style-name="gr6" draw:layer="layout" svg:width="5.147cm" svg:height="1.058cm" svg:x="9.525cm" svg:y="8.89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g>
            <draw:line draw:style-name="gr4" draw:layer="layout" svg:x1="6.35cm" svg:y1="7.62cm" svg:x2="8.255cm" svg:y2="5.715cm">
              <text:p/>
            </draw:line>
            <draw:custom-shape draw:style-name="gr7" draw:text-style-name="P6" draw:layer="layout" svg:width="0.241cm" svg:height="0.206cm" svg:x="8.133cm" svg:y="5.5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41cm" svg:height="0.206cm" svg:x="6.228cm" svg:y="7.5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layer="layout" svg:x1="15.997cm" svg:y1="7.532cm" svg:x2="17.902cm" svg:y2="5.627cm">
              <text:p/>
            </draw:line>
            <draw:custom-shape draw:style-name="gr7" draw:text-style-name="P6" draw:layer="layout" svg:width="0.241cm" svg:height="0.206cm" svg:x="17.78cm" svg:y="5.5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41cm" svg:height="0.206cm" svg:x="15.875cm" svg:y="7.4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id="id2">
          <draw:line draw:style-name="gr8" draw:layer="layout" svg:x1="8.961cm" svg:y1="18.203cm" svg:x2="11.501cm" svg:y2="15.028cm">
            <text:p/>
          </draw:line>
          <draw:line draw:style-name="gr8" draw:layer="layout" svg:x1="8.961cm" svg:y1="18.203cm" svg:x2="15.311cm" svg:y2="18.203cm">
            <text:p/>
          </draw:line>
          <draw:line draw:style-name="gr9" draw:layer="layout" svg:x1="8.961cm" svg:y1="18.203cm" svg:x2="9.709cm" svg:y2="17.269cm">
            <text:p/>
          </draw:line>
          <draw:line draw:style-name="gr9" draw:layer="layout" svg:x1="8.961cm" svg:y1="18.203cm" svg:x2="13.406cm" svg:y2="18.203cm">
            <text:p/>
          </draw:line>
          <draw:line draw:style-name="gr10" draw:layer="layout" svg:x1="11.501cm" svg:y1="15.028cm" svg:x2="15.311cm" svg:y2="18.203cm">
            <text:p/>
          </draw:line>
          <draw:line draw:style-name="gr9" draw:layer="layout" svg:x1="9.709cm" svg:y1="17.269cm" svg:x2="14.154cm" svg:y2="17.269cm">
            <text:p/>
          </draw:line>
          <draw:frame draw:style-name="gr11" draw:text-style-name="P8" draw:layer="layout" svg:width="1.905cm" svg:height="1.267cm" svg:x="7.691cm" svg:y="16.933cm">
            <draw:text-box>
              <text:p><text:span text:style-name="T9">1/4</text:span></text:p>
            </draw:text-box>
          </draw:frame>
          <draw:frame draw:style-name="gr12" draw:text-style-name="P8" draw:layer="layout" svg:width="1.586cm" svg:height="1.268cm" svg:x="10.523cm" svg:y="17.982cm">
            <draw:text-box>
              <text:p><text:span text:style-name="T9">3/4</text:span></text:p>
            </draw:text-box>
          </draw:frame>
          <draw:frame draw:style-name="gr11" draw:text-style-name="P9" draw:layer="layout" svg:width="6.35cm" svg:height="1.267cm" svg:x="1.27cm" svg:y="16.51cm">
            <draw:text-box>
              <text:p><text:span text:style-name="T10">punti = vettori</text:span></text:p>
            </draw:text-box>
          </draw:frame>
        </draw:g>
        <draw:g draw:id="id3">
          <draw:frame draw:style-name="gr13" draw:text-style-name="P11" draw:layer="layout" svg:width="20.955cm" svg:height="1.268cm" svg:x="2.597cm" svg:y="10.486cm">
            <draw:text-box>
              <text:p text:style-name="P10"><text:span text:style-name="T11">Combinazione Convessa: </text:span></text:p>
            </draw:text-box>
          </draw:frame>
          <draw:frame draw:style-name="gr6" draw:layer="layout" svg:width="7.922cm" svg:height="1.062cm" svg:x="12.757cm" svg:y="10.694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style-name="gr6" draw:layer="layout" svg:width="3.118cm" svg:height="1.176cm" svg:x="21.59cm" svg:y="12.065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6" draw:layer="layout" svg:width="1.993cm" svg:height="1.058cm" svg:x="22.225cm" svg:y="10.79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14" draw:text-style-name="P6" draw:layer="layout" svg:width="3.175cm" svg:height="2.54cm" svg:x="21.59cm" svg:y="10.795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0" draw:id="id5" draw:layer="layout" svg:width="20.32cm" svg:height="2.284cm" svg:x="2.54cm" svg:y="12.956cm">
          <draw:text-box>
            <text:p text:style-name="P10"><text:span text:style-name="T11">Insieme Convesso: </text:span><text:span text:style-name="T12">Ogni combinazione convessa dei suoi elementi è ancora nell'insieme</text:span></text:p>
          </draw:text-box>
        </draw:frame>
        <draw:custom-shape draw:style-name="gr16" draw:text-style-name="P12" draw:id="id4" draw:layer="layout" svg:width="7.62cm" svg:height="2.54cm" svg:x="16.51cm" svg:y="14.605cm">
          <text:p text:style-name="P6"><text:span text:style-name="T10">Combinazione </text:span></text:p>
          <text:p text:style-name="P6"><text:span text:style-name="T10">lineare “limitata”</text:span></text:p>
          <draw:enhanced-geometry svg:viewBox="0 0 21600 21600" draw:text-areas="800 800 20800 20800" draw:type="round-rectangular-callout" draw:modifiers="16433.1190132529 -10149.7048406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" smil:type="fade" smil:subtype="crossfade" smil:mode="out"/>
                  <anim:set smil:begin="0.49975s" smil:dur="0.00025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" smil:type="fade" smil:subtype="crossfade" smil:mode="out"/>
                  <anim:set smil:begin="0.49975s" smil:dur="0.00025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Linear_20_Algebra_20_Style" presentation:presentation-page-layout-name="AL2T19">
        <office:forms form:automatic-focus="false" form:apply-design-mode="false"/>
        <draw:frame presentation:style-name="pr6" draw:layer="layout" svg:width="21.581cm" svg:height="2.918cm" svg:x="1.904cm" svg:y="1.817cm" presentation:class="title" presentation:user-transformed="true">
          <draw:text-box>
            <text:p>Helly in 2D</text:p>
          </draw:text-box>
        </draw:frame>
        <draw:frame draw:style-name="gr11" draw:text-style-name="P9" draw:layer="layout" svg:width="21.59cm" svg:height="2.283cm" svg:x="1.905cm" svg:y="5.715cm">
          <draw:text-box>
            <text:p><text:span text:style-name="T10">Se C1, C2, C3, C4 sono </text:span><text:span text:style-name="T13">convessi </text:span><text:span text:style-name="T10">e si </text:span><text:span text:style-name="T13">intersecano tre-a-tre </text:span></text:p>
            <text:p><text:span text:style-name="T10">allora la loro intersezione è </text:span><text:span text:style-name="T13">non vuota</text:span></text:p>
          </draw:text-box>
        </draw:frame>
        <draw:g draw:id="id6">
          <draw:custom-shape draw:style-name="gr17" draw:text-style-name="P6" draw:layer="layout" svg:width="6.985cm" svg:height="3.175cm" svg:x="7.62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layout" svg:width="6.733cm" svg:height="3.175cm" draw:transform="rotate (0.48869219055832) translate (5.715cm 12.0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layout" svg:width="7.846cm" svg:height="3.175cm" draw:transform="rotate (-0.493230046614691) translate (10.393cm 8.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layer="layout" svg:width="5.08cm" svg:height="1.267cm" svg:x="2.157cm" svg:y="8.701cm">
            <draw:text-box>
              <text:p>Esempio:</text:p>
            </draw:text-box>
          </draw:frame>
        </draw:g>
        <draw:g draw:id="id7">
          <draw:line draw:style-name="gr8" draw:layer="layout" svg:x1="11.43cm" svg:y1="15.878cm" svg:x2="9.134cm" svg:y2="10.712cm">
            <text:p/>
          </draw:line>
          <draw:line draw:style-name="gr8" draw:layer="layout" svg:x1="11.43cm" svg:y1="15.878cm" svg:x2="11.15cm" svg:y2="11.909cm">
            <text:p/>
          </draw:line>
          <draw:line draw:style-name="gr8" draw:layer="layout" svg:x1="11.43cm" svg:y1="15.878cm" svg:x2="13.15cm" svg:y2="10.649cm">
            <text:p/>
          </draw:line>
          <draw:frame draw:style-name="gr11" draw:layer="layout" svg:width="20.32cm" svg:height="1.267cm" svg:x="3.044cm" svg:y="15.563cm">
            <draw:text-box>
              <text:p>Quarto: <text:span text:style-name="T10">deve coprire qui evitando la parte “centrale”</text:span></text:p>
            </draw:text-box>
          </draw:frame>
        </draw:g>
        <draw:polygon draw:style-name="gr18" draw:id="id8" draw:layer="layout" svg:width="4.444cm" svg:height="2.539cm" svg:x="8.89cm" svg:y="10.795cm" svg:viewBox="0 0 4445 2540" draw:points="0,0 0,1905 2540,2540 3810,1270 4445,0 2540,1270 1147,938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9" draw:layer="layout" svg:width="32.769cm" svg:height="34.697cm" svg:x="-32.774cm" svg:y="-32.769cm" draw:page-number="3" presentation:class="page"/>
          <draw:frame presentation:style-name="pr7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4" draw:style-name="dp1" draw:master-page-name="Linear_20_Algebra_20_Style" presentation:presentation-page-layout-name="AL2T19">
        <office:forms form:automatic-focus="false" form:apply-design-mode="false"/>
        <draw:polyline draw:style-name="gr10" draw:id="id13" draw:layer="layout" svg:width="0.983cm" svg:height="2.083cm" svg:x="13.159cm" svg:y="10.396cm" svg:viewBox="0 0 984 2084" draw:points="0,2084 984,0">
          <text:p/>
        </draw:polyline>
        <draw:frame presentation:style-name="pr6" draw:layer="layout" svg:width="21.581cm" svg:height="2.918cm" svg:x="1.904cm" svg:y="1.817cm" presentation:class="title" presentation:user-transformed="true">
          <draw:text-box>
            <text:p>Helly in 2D</text:p>
          </draw:text-box>
        </draw:frame>
        <draw:frame draw:style-name="gr11" draw:text-style-name="P9" draw:layer="layout" svg:width="21.59cm" svg:height="2.283cm" svg:x="1.905cm" svg:y="5.715cm">
          <draw:text-box>
            <text:p><text:span text:style-name="T10">Se C1, C2, C3, C4 sono </text:span><text:span text:style-name="T13">convessi </text:span><text:span text:style-name="T10">e si </text:span><text:span text:style-name="T13">intersecano tre-a-tre </text:span></text:p>
            <text:p><text:span text:style-name="T10">allora la loro intersezione è </text:span><text:span text:style-name="T13">non vuota</text:span></text:p>
          </draw:text-box>
        </draw:frame>
        <draw:frame draw:style-name="gr12" draw:layer="layout" svg:width="6.35cm" svg:height="1.268cm" svg:x="1.905cm" svg:y="8.257cm">
          <draw:text-box>
            <text:p>Dimostrazione:</text:p>
          </draw:text-box>
        </draw:frame>
        <draw:frame draw:style-name="gr6" draw:id="id11" draw:layer="layout" svg:width="4.593cm" svg:height="0.93cm" svg:x="1.905cm" svg:y="9.86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id="id12" draw:layer="layout" svg:width="4.597cm" svg:height="0.93cm" svg:x="1.757cm" svg:y="11.13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id="id15" draw:layer="layout" svg:width="4.593cm" svg:height="0.93cm" svg:x="1.757cm" svg:y="12.40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6" draw:id="id16" draw:layer="layout" svg:width="4.61cm" svg:height="0.93cm" svg:x="1.757cm" svg:y="13.67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g draw:id="id9">
          <draw:custom-shape draw:style-name="gr20" draw:text-style-name="P6" draw:layer="layout" svg:width="0.356cm" svg:height="0.385cm" svg:x="12.065cm" svg:y="11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draw:layer="layout" svg:width="0.356cm" svg:height="0.385cm" svg:x="13.9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draw:layer="layout" svg:width="0.356cm" svg:height="0.385cm" svg:x="12.979cm" svg:y="12.3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draw:layer="layout" svg:width="0.356cm" svg:height="0.385cm" svg:x="15.519cm" svg:y="11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2" draw:id="id14" draw:layer="layout" svg:width="5.08cm" svg:height="1.905cm" svg:x="16.51cm" svg:y="8.255cm">
          <text:p text:style-name="P6"><text:span text:style-name="T10">In C1 e in C2</text:span></text:p>
          <text:p text:style-name="P6"><text:span text:style-name="T10">(esercizio)</text:span></text:p>
          <draw:enhanced-geometry svg:viewBox="0 0 21600 21600" draw:text-areas="800 800 20800 20800" draw:type="round-rectangular-callout" draw:modifiers="-10976.4219641803 34881.8467995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10" draw:id="id17" draw:layer="layout" svg:width="3.493cm" svg:height="0.616cm" svg:x="12.227cm" svg:y="11.225cm" svg:viewBox="0 0 3494 617" draw:points="0,0 3494,617">
          <text:p/>
        </draw:polyline>
        <draw:custom-shape draw:style-name="gr16" draw:text-style-name="P12" draw:id="id18" draw:layer="layout" svg:width="5.08cm" svg:height="1.905cm" svg:x="16.473cm" svg:y="15.506cm">
          <text:p text:style-name="P6"><text:span text:style-name="T10">In C3 e in C4</text:span></text:p>
          <draw:enhanced-geometry svg:viewBox="0 0 21600 21600" draw:text-areas="800 800 20800 20800" draw:type="round-rectangular-callout" draw:modifiers="-7567.01436725054 -43256.6631689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id="id10" draw:layer="layout" svg:width="7.62cm" svg:height="1.905cm" svg:x="10.16cm" svg:y="13.97cm">
          <text:p text:style-name="P6"><text:span text:style-name="T10">Un punto in</text:span></text:p>
          <text:p text:style-name="P6"><text:span text:style-name="T10">ogni intersezi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9" draw:layer="layout" svg:width="6.985cm" svg:height="1.905cm" svg:x="2.54cm" svg:y="15.875cm">
          <text:p text:style-name="P6"><text:span text:style-name="T10">In tutti e quattro!</text:span></text:p>
          <draw:enhanced-geometry svg:viewBox="0 0 21600 21600" draw:text-areas="800 800 20800 20800" draw:type="round-rectangular-callout" draw:modifiers="34165.4738047524 -49761.5949632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6" draw:id="id20" draw:layer="layout" svg:width="0.356cm" svg:height="0.385cm" svg:x="13.453cm" svg:y="11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11" svg:path="m0.0940551181102362-0.00503937007874016c0.0201574803149606-0.00467191601049869 0.0406299212598425-0.00388451443569554 0.0609055118110236-0.0026246719160105 0.0212202561054449 0.0013185401851927 0.0416929133858268-0.00451443569553806 0.0629133858267716-0.0026246719160105 0.0206299261168599 0.00183717338331965 0.0400787401574803-0.010498687664042 0.0609055118110236-0.0104461942257218 0.0202755543242948 5.11041066775346E-005 0.040748031496063 0.00225721784776903 0.0609448818897638-0.0026246719160105l0.0196456692913386-0.010498687664042 0.0176771653543307-0.002624671916010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12" svg:path="m0.0903543307086614-0.0089238845144357 0.275 0.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15" svg:path="m0.0875960858538867-0.00806251491290866 0.118939905469278-0.062828282828282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16" svg:path="m-0.10992125984252-0.0089238845144357 0.65-0.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9" smil:type="fade" smil:subtype="crossfade" smil:mode="out"/>
                  <anim:set smil:begin="0.49975s" smil:dur="0.00025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9" draw:layer="layout" svg:width="32.769cm" svg:height="34.697cm" svg:x="-32.774cm" svg:y="-32.769cm" draw:page-number="4" presentation:class="page"/>
          <draw:frame presentation:style-name="pr7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5" draw:style-name="dp1" draw:master-page-name="Linear_20_Algebra_20_Style" presentation:presentation-page-layout-name="AL2T19">
        <office:forms form:automatic-focus="false" form:apply-design-mode="false"/>
        <draw:frame presentation:style-name="pr6" draw:layer="layout" svg:width="21.581cm" svg:height="2.918cm" svg:x="1.904cm" svg:y="1.817cm" presentation:class="title" presentation:user-transformed="true">
          <draw:text-box>
            <text:p>Helly in 2D</text:p>
          </draw:text-box>
        </draw:frame>
        <draw:frame draw:style-name="gr11" draw:text-style-name="P9" draw:layer="layout" svg:width="21.59cm" svg:height="2.283cm" svg:x="1.905cm" svg:y="5.715cm">
          <draw:text-box>
            <text:p><text:span text:style-name="T10">Se C1, C2, C3, C4 sono </text:span><text:span text:style-name="T13">convessi </text:span><text:span text:style-name="T10">e si </text:span><text:span text:style-name="T13">intersecano tre-a-tre </text:span></text:p>
            <text:p><text:span text:style-name="T10">allora la loro intersezione è </text:span><text:span text:style-name="T13">non vuota</text:span></text:p>
          </draw:text-box>
        </draw:frame>
        <draw:custom-shape draw:style-name="gr16" draw:text-style-name="P12" draw:layer="layout" svg:width="8.89cm" svg:height="3.81cm" svg:x="3.175cm" svg:y="10.16cm">
          <text:p text:style-name="P6"><text:span text:style-name="T10">Non importa </text:span></text:p>
          <text:p text:style-name="P6"><text:span text:style-name="T10">che sono solo 4</text:span></text:p>
          <draw:enhanced-geometry svg:viewBox="0 0 21600 21600" draw:text-areas="800 800 20800 20800" draw:type="round-rectangular-callout" draw:modifiers="11447.4412327072 -19106.1663605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9" draw:layer="layout" svg:width="32.769cm" svg:height="34.697cm" svg:x="-32.774cm" svg:y="-32.769cm" draw:page-number="5" presentation:class="page"/>
          <draw:frame presentation:style-name="pr7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6" draw:style-name="dp1" draw:master-page-name="Linear_20_Algebra_20_Style" presentation:presentation-page-layout-name="AL2T19">
        <office:forms form:automatic-focus="false" form:apply-design-mode="false"/>
        <draw:frame presentation:style-name="pr6" draw:layer="layout" svg:width="21.581cm" svg:height="2.918cm" svg:x="1.904cm" svg:y="1.817cm" presentation:class="title" presentation:user-transformed="true">
          <draw:text-box>
            <text:p>Helly in 2D</text:p>
          </draw:text-box>
        </draw:frame>
        <draw:frame draw:style-name="gr11" draw:text-style-name="P9" draw:layer="layout" svg:width="21.59cm" svg:height="2.283cm" svg:x="1.905cm" svg:y="5.715cm">
          <draw:text-box>
            <text:p><text:span text:style-name="T10">Se C1, C2, C3, C4 sono </text:span><text:span text:style-name="T13">convessi </text:span><text:span text:style-name="T10">e si </text:span><text:span text:style-name="T13">intersecano tre-a-tre </text:span></text:p>
            <text:p><text:span text:style-name="T10">allora la loro intersezione è </text:span><text:span text:style-name="T13">non vuota</text:span></text:p>
          </draw:text-box>
        </draw:frame>
        <draw:frame draw:style-name="gr12" draw:id="id21" draw:layer="layout" svg:width="14.942cm" svg:height="1.268cm" svg:x="2.203cm" svg:y="8.892cm">
          <draw:text-box>
            <text:p>Dimostrazione: <text:span text:style-name="T10">Induzione (Esercizio)</text:span></text:p>
          </draw:text-box>
        </draw:frame>
        <draw:custom-shape draw:style-name="gr16" draw:text-style-name="P14" draw:id="id22" draw:layer="layout" svg:width="8.89cm" svg:height="2.54cm" svg:x="10.16cm" svg:y="15.24cm">
          <text:p text:style-name="P6"><text:span text:style-name="T14">In 3D, 4D, etc</text:span><text:span text:style-name="T15">?</text:span></text:p>
          <draw:enhanced-geometry svg:viewBox="0 0 21600 21600" draw:text-areas="800 800 20800 20800" draw:type="round-rectangular-callout" draw:modifiers="14037.2061635362 -94203.5419126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9" draw:layer="layout" svg:width="32.769cm" svg:height="34.697cm" svg:x="-32.774cm" svg:y="-32.769cm" draw:page-number="6" presentation:class="page"/>
          <draw:frame presentation:style-name="pr7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7" draw:style-name="dp1" draw:master-page-name="Linear_20_Algebra_20_Style" presentation:presentation-page-layout-name="AL2T19">
        <office:forms form:automatic-focus="false" form:apply-design-mode="false"/>
        <draw:frame presentation:style-name="pr6" draw:layer="layout" svg:width="21.581cm" svg:height="2.918cm" svg:x="1.904cm" svg:y="1.817cm" presentation:class="title" presentation:user-transformed="true">
          <draw:text-box>
            <text:p>Teorema di Helly</text:p>
          </draw:text-box>
        </draw:frame>
        <draw:frame draw:style-name="gr15" draw:layer="layout" svg:width="20.32cm" svg:height="2.284cm" svg:x="1.933cm" svg:y="5.66cm">
          <draw:text-box>
            <text:p><text:span text:style-name="T10">Se C1,...,Cm sono </text:span><text:span text:style-name="T13">convessi in <text:s/></text:span><text:span text:style-name="T16">R</text:span><text:span text:style-name="T17">d </text:span><text:span text:style-name="T10">e si </text:span><text:span text:style-name="T13">intersecano “(</text:span><text:span text:style-name="T18">d</text:span><text:span text:style-name="T13">+1)-a-(</text:span><text:span text:style-name="T18">d</text:span><text:span text:style-name="T13">+1)” </text:span><text:span text:style-name="T10">allora la loro intersezione è </text:span><text:span text:style-name="T13">non vuota</text:span></text:p>
          </draw:text-box>
        </draw:frame>
        <draw:g draw:id="id23">
          <draw:line draw:style-name="gr10" draw:layer="layout" svg:x1="6.174cm" svg:y1="13.115cm" svg:x2="7.158cm" svg:y2="11.031cm">
            <text:p/>
          </draw:line>
          <draw:g>
            <draw:custom-shape draw:style-name="gr20" draw:text-style-name="P6" draw:layer="layout" svg:width="0.356cm" svg:height="0.385cm" svg:x="5.08cm" svg:y="11.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6.985cm" svg:y="10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5.994cm" svg:y="12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8.534cm" svg:y="12.3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0" draw:layer="layout" svg:x1="5.242cm" svg:y1="11.86cm" svg:x2="8.736cm" svg:y2="12.477cm">
            <text:p/>
          </draw:line>
          <draw:custom-shape draw:style-name="gr22" draw:text-style-name="P6" draw:layer="layout" svg:width="0.356cm" svg:height="0.385cm" svg:x="6.468cm" svg:y="11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layer="layout" svg:x1="15.064cm" svg:y1="13.115cm" svg:x2="16.048cm" svg:y2="11.031cm">
            <text:p/>
          </draw:line>
          <draw:g>
            <draw:polygon draw:style-name="gr23" draw:layer="layout" svg:width="1.649cm" svg:height="2.216cm" svg:x="15.052cm" svg:y="10.932cm" svg:viewBox="0 0 1650 2217" draw:points="984,0 0,2217 1650,2217">
              <text:p/>
            </draw:polygon>
            <draw:custom-shape draw:style-name="gr20" draw:text-style-name="P6" draw:layer="layout" svg:width="0.356cm" svg:height="0.385cm" svg:x="13.97cm" svg:y="11.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5.875cm" svg:y="10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4.884cm" svg:y="12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7.424cm" svg:y="12.3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6.51cm" svg:y="12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4" draw:layer="layout" svg:x1="14.286cm" svg:y1="11.853cm" svg:x2="17.78cm" svg:y2="12.47cm">
            <text:p/>
          </draw:line>
          <draw:custom-shape draw:style-name="gr22" draw:text-style-name="P6" draw:layer="layout" svg:width="0.356cm" svg:height="0.385cm" svg:x="15.924cm" svg:y="11.9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layer="layout" svg:width="14.942cm" svg:height="1.268cm" svg:x="2.203cm" svg:y="8.892cm">
            <draw:text-box>
              <text:p>Dimostrazione (Idea):</text:p>
            </draw:text-box>
          </draw:frame>
          <draw:frame draw:style-name="gr12" draw:layer="layout" svg:width="1.891cm" svg:height="1.268cm" svg:x="5.729cm" svg:y="14.605cm">
            <draw:text-box>
              <text:p>2D</text:p>
            </draw:text-box>
          </draw:frame>
          <draw:frame draw:style-name="gr12" draw:layer="layout" svg:width="1.891cm" svg:height="1.268cm" svg:x="14.619cm" svg:y="14.605cm">
            <draw:text-box>
              <text:p>3D</text:p>
            </draw:text-box>
          </draw:frame>
        </draw:g>
        <draw:custom-shape draw:style-name="gr25" draw:text-style-name="P12" draw:id="id24" draw:layer="layout" svg:width="22.86cm" svg:height="1.905cm" svg:x="1.27cm" svg:y="16.51cm">
          <text:p text:style-name="P6"><text:span text:style-name="T13">Lemma (Radon'21): </text:span><text:span text:style-name="T10">Se hai </text:span><text:span text:style-name="T19">d</text:span><text:span text:style-name="T10">+2 punti, riesci a farli “intersecare”</text:span></text:p>
          <draw:enhanced-geometry svg:viewBox="0 0 21600 21600" draw:text-areas="800 800 20800 20800" draw:type="round-rectangular-callout" draw:modifiers="13851.3625825642 -27798.950682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19" draw:layer="layout" svg:width="32.769cm" svg:height="34.697cm" svg:x="0cm" svg:y="0cm" draw:page-number="7" presentation:class="page"/>
          <draw:frame presentation:style-name="pr7" draw:text-style-name="P15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8" draw:style-name="dp1" draw:master-page-name="Linear_20_Algebra_20_Style" presentation:presentation-page-layout-name="AL2T19">
        <office:forms form:automatic-focus="false" form:apply-design-mode="false"/>
        <draw:frame presentation:style-name="pr6" draw:layer="layout" svg:width="21.581cm" svg:height="2.918cm" svg:x="1.904cm" svg:y="1.817cm" presentation:class="title" presentation:user-transformed="true">
          <draw:text-box>
            <text:p>Lemma di Radon (1921)</text:p>
          </draw:text-box>
        </draw:frame>
        <draw:frame draw:style-name="gr15" draw:layer="layout" svg:width="22.86cm" svg:height="3.507cm" svg:x="1.905cm" svg:y="5.637cm">
          <draw:text-box>
            <text:p><text:span text:style-name="T10">Se ho </text:span><text:span text:style-name="T19">d </text:span><text:span text:style-name="T10">+ 2</text:span><text:span text:style-name="T20"> </text:span><text:span text:style-name="T10">punti</text:span><text:span text:style-name="T13"> </text:span><text:span text:style-name="T10">in <text:s/></text:span><text:span text:style-name="T21">R</text:span><text:span text:style-name="T22">d <text:s/></text:span><text:span text:style-name="T10">allora riesco sempre a </text:span><text:span text:style-name="T13">partizionarli</text:span><text:span text:style-name="T10"> (esiste S1 ed S2) in modo tale che le due </text:span><text:span text:style-name="T13">combinazioni convesse si intersecano</text:span><text:span text:style-name="T10"> (conv(S1)</text:span><text:span text:style-name="T23"></text:span><text:span text:style-name="T10">conv(S2) non vuoto) </text:span></text:p>
          </draw:text-box>
        </draw:frame>
        <draw:g>
          <draw:line draw:style-name="gr10" draw:layer="layout" svg:x1="15.065cm" svg:y1="13.116cm" svg:x2="16.049cm" svg:y2="11.032cm">
            <text:p/>
          </draw:line>
          <draw:g>
            <draw:polygon draw:style-name="gr23" draw:layer="layout" svg:width="1.649cm" svg:height="2.216cm" svg:x="15.053cm" svg:y="10.933cm" svg:viewBox="0 0 1650 2217" draw:points="984,0 0,2217 1650,2217">
              <text:p/>
            </draw:polygon>
            <draw:custom-shape draw:style-name="gr20" draw:text-style-name="P6" draw:layer="layout" svg:width="0.356cm" svg:height="0.385cm" svg:x="13.971cm" svg:y="11.6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5.876cm" svg:y="10.7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4.885cm" svg:y="12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7.425cm" svg:y="12.3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6.511cm" svg:y="12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4" draw:layer="layout" svg:x1="14.287cm" svg:y1="11.854cm" svg:x2="17.781cm" svg:y2="12.471cm">
            <text:p/>
          </draw:line>
          <draw:custom-shape draw:style-name="gr22" draw:text-style-name="P6" draw:layer="layout" svg:width="0.356cm" svg:height="0.385cm" svg:x="15.925cm" svg:y="11.9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layer="layout" svg:width="1.891cm" svg:height="1.268cm" svg:x="14.62cm" svg:y="14.606cm">
            <draw:text-box>
              <text:p>3D</text:p>
            </draw:text-box>
          </draw:frame>
        </draw:g>
        <presentation:notes draw:style-name="dp2">
          <draw:page-thumbnail draw:style-name="gr19" draw:layer="layout" svg:width="32.769cm" svg:height="34.697cm" svg:x="0cm" svg:y="0cm" draw:page-number="8" presentation:class="page"/>
          <draw:frame presentation:style-name="pr7" draw:text-style-name="P15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9" draw:style-name="dp1" draw:master-page-name="Linear_20_Algebra_20_Style" presentation:presentation-page-layout-name="AL2T19">
        <office:forms form:automatic-focus="false" form:apply-design-mode="false"/>
        <draw:frame presentation:style-name="pr6" draw:layer="layout" svg:width="21.581cm" svg:height="2.918cm" svg:x="1.904cm" svg:y="1.817cm" presentation:class="title" presentation:user-transformed="true">
          <draw:text-box>
            <text:p>Lemma di Radon (1921)</text:p>
          </draw:text-box>
        </draw:frame>
        <draw:frame draw:style-name="gr15" draw:layer="layout" svg:width="22.86cm" svg:height="3.507cm" svg:x="1.905cm" svg:y="5.637cm">
          <draw:text-box>
            <text:p><text:span text:style-name="T10">Se ho </text:span><text:span text:style-name="T19">d </text:span><text:span text:style-name="T10">+ 2</text:span><text:span text:style-name="T20"> </text:span><text:span text:style-name="T10">punti</text:span><text:span text:style-name="T13"> </text:span><text:span text:style-name="T10">in <text:s/></text:span><text:span text:style-name="T21">R</text:span><text:span text:style-name="T22">d <text:s/></text:span><text:span text:style-name="T10">allora riesco sempre a </text:span><text:span text:style-name="T13">partizionarli</text:span><text:span text:style-name="T10"> (esiste S1 ed S2) in modo tale che le due </text:span><text:span text:style-name="T13">combinazioni convesse si intersecano</text:span><text:span text:style-name="T10"> (conv(S1)</text:span><text:span text:style-name="T23"></text:span><text:span text:style-name="T10">conv(S2) non vuoto) </text:span></text:p>
          </draw:text-box>
        </draw:frame>
        <draw:frame draw:style-name="gr12" draw:layer="layout" svg:width="8.431cm" svg:height="1.268cm" svg:x="2.115cm" svg:y="9.525cm">
          <draw:text-box>
            <text:p>Dimostrazione:</text:p>
          </draw:text-box>
        </draw:frame>
        <draw:g>
          <draw:custom-shape draw:style-name="gr21" draw:text-style-name="P6" draw:layer="layout" svg:width="6.35cm" svg:height="3.81cm" svg:x="2.54cm" svg:y="11.08cm">
            <text:p text:style-name="P6"><text:span text:style-name="T24">p</text:span><text:span text:style-name="T20">1</text:span><text:span text:style-name="T10"> <text:s text:c="2"/>p</text:span><text:span text:style-name="T20">2</text:span><text:span text:style-name="T10"> <text:s text:c="2"/>… <text:s text:c="2"/>p</text:span><text:span text:style-name="T25">d </text:span><text:span text:style-name="T20">+ 2</text:span></text:p>
            <draw:enhanced-geometry svg:viewBox="0 0 21600 21600" draw:type="rectangle" draw:enhanced-path="M 0 0 L 21600 0 21600 21600 0 21600 0 0 Z N"/>
          </draw:custom-shape>
          <draw:line draw:style-name="gr4" draw:layer="layout" svg:x1="3.175cm" svg:y1="12.35cm" svg:x2="3.152cm" svg:y2="11.401cm">
            <text:p/>
          </draw:line>
          <draw:line draw:style-name="gr4" draw:layer="layout" svg:x1="4.445cm" svg:y1="12.35cm" svg:x2="4.422cm" svg:y2="11.401cm">
            <text:p/>
          </draw:line>
          <draw:line draw:style-name="gr4" draw:layer="layout" svg:x1="7.481cm" svg:y1="14.53cm" svg:x2="7.458cm" svg:y2="13.581cm">
            <text:p/>
          </draw:line>
          <draw:line draw:style-name="gr4" draw:layer="layout" svg:x1="7.482cm" svg:y1="12.313cm" svg:x2="7.459cm" svg:y2="11.364cm">
            <text:p/>
          </draw:line>
          <draw:line draw:style-name="gr4" draw:layer="layout" svg:x1="3.253cm" svg:y1="14.53cm" svg:x2="3.23cm" svg:y2="13.581cm">
            <text:p/>
          </draw:line>
          <draw:line draw:style-name="gr4" draw:layer="layout" svg:x1="4.523cm" svg:y1="14.53cm" svg:x2="4.5cm" svg:y2="13.581cm">
            <text:p/>
          </draw:line>
        </draw:g>
        <draw:custom-shape draw:style-name="gr21" draw:text-style-name="P6" draw:id="id25" draw:layer="layout" svg:width="6.35cm" svg:height="0.907cm" svg:x="2.54cm" svg:y="14.968cm">
          <text:p text:style-name="P6"><text:span text:style-name="T26"><text:s/></text:span><text:span text:style-name="T27"><text:s text:c="4"/></text:span><text:span text:style-name="T27">1 <text:s text:c="3"/>1 <text:s text:c="3"/></text:span><text:span text:style-name="T28"></text:span><text:span text:style-name="T27"> <text:s text:c="4"/>1 </text:span><text:span text:style-name="T26"><text:s text:c="2"/></text:span><text:s text:c="5"/></text:p>
          <draw:enhanced-geometry svg:viewBox="0 0 21600 21600" draw:type="rectangle" draw:enhanced-path="M 0 0 L 21600 0 21600 21600 0 21600 0 0 Z N"/>
        </draw:custom-shape>
        <draw:frame draw:style-name="gr6" draw:id="id27" draw:layer="layout" svg:width="2.355cm" svg:height="1.011cm" svg:x="8.89cm" svg:y="12.9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 draw:id="id28">
          <draw:frame draw:style-name="gr6" draw:layer="layout" svg:width="10.777cm" svg:height="1.062cm" svg:x="12.718cm" svg:y="11.00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6" draw:layer="layout" svg:width="7.214cm" svg:height="1.062cm" svg:x="12.7cm" svg:y="12.90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11" draw:text-style-name="P9" draw:id="id26" draw:layer="layout" svg:width="5.715cm" svg:height="1.267cm" svg:x="3.175cm" svg:y="17.145cm">
          <draw:text-box>
            <text:p><text:span text:style-name="T29">(</text:span><text:span text:style-name="T19">d</text:span><text:span text:style-name="T10">+1) </text:span><text:span text:style-name="T30">x</text:span><text:span text:style-name="T10"> (</text:span><text:span text:style-name="T19">d</text:span><text:span text:style-name="T10">+2)</text:span></text:p>
          </draw:text-box>
        </draw:frame>
        <draw:g draw:id="id29">
          <draw:custom-shape draw:style-name="gr26" draw:text-style-name="P6" draw:layer="layout" svg:width="0.635cm" svg:height="1.27cm" draw:transform="rotate (-0.580147443363992) translate (14.666cm 13.97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6" draw:text-style-name="P6" draw:layer="layout" svg:width="0.635cm" svg:height="1.27cm" draw:transform="rotate (0.701273293451189) translate (16.51cm 14.27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layer="layout" svg:width="4.938cm" svg:height="1.147cm" svg:x="11.435cm" svg:y="15.282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layer="layout" svg:width="4.954cm" svg:height="1.147cm" svg:x="17.287cm" svg:y="15.14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frame draw:style-name="gr6" draw:id="id30" draw:layer="layout" svg:width="8.784cm" svg:height="1.941cm" svg:x="12.7cm" svg:y="16.633cm">
          <draw:object xlink:href="./Object 7" xlink:type="simple" xlink:show="embed" xlink:actuate="onLoad"/>
          <draw:image xlink:href="./ObjectReplacements/Object 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9" draw:layer="layout" svg:width="32.769cm" svg:height="34.697cm" svg:x="0cm" svg:y="0cm" draw:page-number="9" presentation:class="page"/>
          <draw:frame presentation:style-name="pr7" draw:text-style-name="P15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Linear_20_Algebra_20_Style" presentation:presentation-page-layout-name="AL2T19">
        <office:forms form:automatic-focus="false" form:apply-design-mode="false"/>
        <draw:frame presentation:style-name="pr6" draw:layer="layout" svg:width="21.581cm" svg:height="2.918cm" svg:x="1.904cm" svg:y="1.817cm" presentation:class="title" presentation:user-transformed="true">
          <draw:text-box>
            <text:p>Lemma di Radon (1921)</text:p>
          </draw:text-box>
        </draw:frame>
        <draw:frame draw:style-name="gr15" draw:layer="layout" svg:width="22.86cm" svg:height="3.507cm" svg:x="1.905cm" svg:y="5.637cm">
          <draw:text-box>
            <text:p><text:span text:style-name="T10">Se ho </text:span><text:span text:style-name="T19">d </text:span><text:span text:style-name="T10">+ 2</text:span><text:span text:style-name="T20"> </text:span><text:span text:style-name="T10">punti</text:span><text:span text:style-name="T13"> </text:span><text:span text:style-name="T10">in <text:s/></text:span><text:span text:style-name="T21">R</text:span><text:span text:style-name="T22">d <text:s/></text:span><text:span text:style-name="T10">allora riesco sempre a </text:span><text:span text:style-name="T13">partizionarli</text:span><text:span text:style-name="T10"> (esiste S1 ed S2) in modo tale che le due </text:span><text:span text:style-name="T13">combinazioni convesse si intersecano</text:span><text:span text:style-name="T10"> (conv(S1)</text:span><text:span text:style-name="T23"></text:span><text:span text:style-name="T10">conv(S2) non vuoto) </text:span></text:p>
          </draw:text-box>
        </draw:frame>
        <draw:frame draw:style-name="gr12" draw:layer="layout" svg:width="8.431cm" svg:height="1.268cm" svg:x="2.115cm" svg:y="9.525cm">
          <draw:text-box>
            <text:p>Dimostrazione:</text:p>
          </draw:text-box>
        </draw:frame>
        <draw:g>
          <draw:custom-shape draw:style-name="gr21" draw:text-style-name="P6" draw:layer="layout" svg:width="6.35cm" svg:height="3.81cm" svg:x="2.54cm" svg:y="11.08cm">
            <text:p text:style-name="P6"><text:span text:style-name="T24">p</text:span><text:span text:style-name="T20">1</text:span><text:span text:style-name="T10"> <text:s text:c="2"/>p</text:span><text:span text:style-name="T20">2</text:span><text:span text:style-name="T10"> <text:s text:c="2"/>… <text:s text:c="2"/>p</text:span><text:span text:style-name="T25">d </text:span><text:span text:style-name="T20">+ 2</text:span></text:p>
            <draw:enhanced-geometry svg:viewBox="0 0 21600 21600" draw:type="rectangle" draw:enhanced-path="M 0 0 L 21600 0 21600 21600 0 21600 0 0 Z N"/>
          </draw:custom-shape>
          <draw:line draw:style-name="gr4" draw:layer="layout" svg:x1="3.175cm" svg:y1="12.35cm" svg:x2="3.152cm" svg:y2="11.401cm">
            <text:p/>
          </draw:line>
          <draw:line draw:style-name="gr4" draw:layer="layout" svg:x1="4.445cm" svg:y1="12.35cm" svg:x2="4.422cm" svg:y2="11.401cm">
            <text:p/>
          </draw:line>
          <draw:line draw:style-name="gr4" draw:layer="layout" svg:x1="7.481cm" svg:y1="14.53cm" svg:x2="7.458cm" svg:y2="13.581cm">
            <text:p/>
          </draw:line>
          <draw:line draw:style-name="gr4" draw:layer="layout" svg:x1="7.482cm" svg:y1="12.313cm" svg:x2="7.459cm" svg:y2="11.364cm">
            <text:p/>
          </draw:line>
          <draw:line draw:style-name="gr4" draw:layer="layout" svg:x1="3.253cm" svg:y1="14.53cm" svg:x2="3.23cm" svg:y2="13.581cm">
            <text:p/>
          </draw:line>
          <draw:line draw:style-name="gr4" draw:layer="layout" svg:x1="4.523cm" svg:y1="14.53cm" svg:x2="4.5cm" svg:y2="13.581cm">
            <text:p/>
          </draw:line>
        </draw:g>
        <draw:custom-shape draw:style-name="gr21" draw:text-style-name="P6" draw:layer="layout" svg:width="6.35cm" svg:height="0.907cm" svg:x="2.54cm" svg:y="14.968cm">
          <text:p text:style-name="P6"><text:span text:style-name="T26"><text:s/></text:span><text:span text:style-name="T27"><text:s text:c="4"/></text:span><text:span text:style-name="T27">1 <text:s text:c="3"/>1 <text:s text:c="3"/></text:span><text:span text:style-name="T28"></text:span><text:span text:style-name="T27"> <text:s text:c="4"/>1 </text:span><text:span text:style-name="T26"><text:s text:c="2"/></text:span><text:s text:c="5"/></text:p>
          <draw:enhanced-geometry svg:viewBox="0 0 21600 21600" draw:type="rectangle" draw:enhanced-path="M 0 0 L 21600 0 21600 21600 0 21600 0 0 Z N"/>
        </draw:custom-shape>
        <draw:frame draw:style-name="gr6" draw:layer="layout" svg:width="2.355cm" svg:height="1.011cm" svg:x="8.89cm" svg:y="12.95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frame draw:style-name="gr6" draw:layer="layout" svg:width="10.777cm" svg:height="1.062cm" svg:x="12.718cm" svg:y="11.003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frame draw:style-name="gr11" draw:text-style-name="P9" draw:layer="layout" svg:width="5.715cm" svg:height="1.267cm" svg:x="3.175cm" svg:y="17.145cm">
          <draw:text-box>
            <text:p><text:span text:style-name="T29">(</text:span><text:span text:style-name="T19">d</text:span><text:span text:style-name="T10">+1) </text:span><text:span text:style-name="T30">x</text:span><text:span text:style-name="T10"> (</text:span><text:span text:style-name="T19">d</text:span><text:span text:style-name="T10">+2)</text:span></text:p>
          </draw:text-box>
        </draw:frame>
        <draw:frame draw:style-name="gr6" draw:layer="layout" svg:width="8.784cm" svg:height="1.941cm" svg:x="12.7cm" svg:y="16.63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 draw:id="id31">
          <draw:custom-shape draw:style-name="gr26" draw:text-style-name="P6" draw:layer="layout" svg:width="0.635cm" svg:height="1.27cm" draw:transform="rotate (-0.580147443363992) translate (15.344cm 11.925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6" draw:text-style-name="P6" draw:layer="layout" svg:width="0.635cm" svg:height="1.27cm" draw:transform="rotate (0.701273293451189) translate (16.51cm 12.475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layer="layout" svg:width="8.981cm" svg:height="1.941cm" svg:x="13.427cm" svg:y="13.082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9" draw:layer="layout" svg:width="32.769cm" svg:height="34.697cm" svg:x="0cm" svg:y="0cm" draw:page-number="10" presentation:class="page"/>
          <draw:frame presentation:style-name="pr7" draw:text-style-name="P15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Linear_20_Algebra_20_Style" presentation:presentation-page-layout-name="AL2T19">
        <office:forms form:automatic-focus="false" form:apply-design-mode="false"/>
        <draw:frame presentation:style-name="pr6" draw:layer="layout" svg:width="21.581cm" svg:height="2.918cm" svg:x="1.904cm" svg:y="1.817cm" presentation:class="title">
          <draw:text-box>
            <text:p>Lemma di Radon (1921)</text:p>
          </draw:text-box>
        </draw:frame>
        <draw:frame draw:style-name="gr15" draw:layer="layout" svg:width="22.86cm" svg:height="3.507cm" svg:x="1.905cm" svg:y="5.637cm">
          <draw:text-box>
            <text:p><text:span text:style-name="T10">Se ho </text:span><text:span text:style-name="T19">d </text:span><text:span text:style-name="T10">+ 2</text:span><text:span text:style-name="T20"> </text:span><text:span text:style-name="T10">punti</text:span><text:span text:style-name="T13"> </text:span><text:span text:style-name="T10">in <text:s/></text:span><text:span text:style-name="T21">R</text:span><text:span text:style-name="T22">d <text:s/></text:span><text:span text:style-name="T10">allora riesco sempre a </text:span><text:span text:style-name="T13">partizionarli</text:span><text:span text:style-name="T10"> (esiste S1 ed S2) in modo tale che le due </text:span><text:span text:style-name="T13">combinazioni convesse si intersecano</text:span><text:span text:style-name="T10"> (conv(S1)</text:span><text:span text:style-name="T23"></text:span><text:span text:style-name="T10">conv(S2) non vuoto) </text:span></text:p>
          </draw:text-box>
        </draw:frame>
        <draw:frame draw:style-name="gr12" draw:layer="layout" svg:width="8.431cm" svg:height="1.268cm" svg:x="2.115cm" svg:y="9.525cm">
          <draw:text-box>
            <text:p>Dimostrazione:</text:p>
          </draw:text-box>
        </draw:frame>
        <draw:g>
          <draw:custom-shape draw:style-name="gr21" draw:text-style-name="P6" draw:layer="layout" svg:width="6.35cm" svg:height="3.81cm" svg:x="2.54cm" svg:y="11.08cm">
            <text:p text:style-name="P6"><text:span text:style-name="T24">p</text:span><text:span text:style-name="T20">1</text:span><text:span text:style-name="T10"> <text:s text:c="2"/>p</text:span><text:span text:style-name="T20">2</text:span><text:span text:style-name="T10"> <text:s text:c="2"/>… <text:s text:c="2"/>p</text:span><text:span text:style-name="T25">d </text:span><text:span text:style-name="T20">+ 2</text:span></text:p>
            <draw:enhanced-geometry svg:viewBox="0 0 21600 21600" draw:type="rectangle" draw:enhanced-path="M 0 0 L 21600 0 21600 21600 0 21600 0 0 Z N"/>
          </draw:custom-shape>
          <draw:line draw:style-name="gr4" draw:layer="layout" svg:x1="3.175cm" svg:y1="12.35cm" svg:x2="3.152cm" svg:y2="11.401cm">
            <text:p/>
          </draw:line>
          <draw:line draw:style-name="gr4" draw:layer="layout" svg:x1="4.445cm" svg:y1="12.35cm" svg:x2="4.422cm" svg:y2="11.401cm">
            <text:p/>
          </draw:line>
          <draw:line draw:style-name="gr4" draw:layer="layout" svg:x1="7.481cm" svg:y1="14.53cm" svg:x2="7.458cm" svg:y2="13.581cm">
            <text:p/>
          </draw:line>
          <draw:line draw:style-name="gr4" draw:layer="layout" svg:x1="7.482cm" svg:y1="12.313cm" svg:x2="7.459cm" svg:y2="11.364cm">
            <text:p/>
          </draw:line>
          <draw:line draw:style-name="gr4" draw:layer="layout" svg:x1="3.253cm" svg:y1="14.53cm" svg:x2="3.23cm" svg:y2="13.581cm">
            <text:p/>
          </draw:line>
          <draw:line draw:style-name="gr4" draw:layer="layout" svg:x1="4.523cm" svg:y1="14.53cm" svg:x2="4.5cm" svg:y2="13.581cm">
            <text:p/>
          </draw:line>
        </draw:g>
        <draw:custom-shape draw:style-name="gr21" draw:text-style-name="P6" draw:layer="layout" svg:width="6.35cm" svg:height="0.907cm" svg:x="2.54cm" svg:y="14.968cm">
          <text:p text:style-name="P6"><text:span text:style-name="T26"><text:s/></text:span><text:span text:style-name="T27"><text:s text:c="4"/></text:span><text:span text:style-name="T27">1 <text:s text:c="3"/>1 <text:s text:c="3"/></text:span><text:span text:style-name="T28"></text:span><text:span text:style-name="T27"> <text:s text:c="4"/>1 </text:span><text:span text:style-name="T26"><text:s text:c="2"/></text:span><text:s text:c="5"/></text:p>
          <draw:enhanced-geometry svg:viewBox="0 0 21600 21600" draw:type="rectangle" draw:enhanced-path="M 0 0 L 21600 0 21600 21600 0 21600 0 0 Z N"/>
        </draw:custom-shape>
        <draw:frame draw:style-name="gr6" draw:layer="layout" svg:width="2.355cm" svg:height="1.011cm" svg:x="8.89cm" svg:y="12.95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frame draw:style-name="gr6" draw:layer="layout" svg:width="10.777cm" svg:height="1.062cm" svg:x="12.718cm" svg:y="11.003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frame draw:style-name="gr11" draw:text-style-name="P9" draw:layer="layout" svg:width="5.715cm" svg:height="1.267cm" svg:x="3.175cm" svg:y="17.145cm">
          <draw:text-box>
            <text:p><text:span text:style-name="T29">(</text:span><text:span text:style-name="T19">d</text:span><text:span text:style-name="T10">+1) </text:span><text:span text:style-name="T30">x</text:span><text:span text:style-name="T10"> (</text:span><text:span text:style-name="T19">d</text:span><text:span text:style-name="T10">+2)</text:span></text:p>
          </draw:text-box>
        </draw:frame>
        <draw:frame draw:style-name="gr6" draw:layer="layout" svg:width="8.784cm" svg:height="1.941cm" svg:x="12.7cm" svg:y="16.63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>
          <draw:custom-shape draw:style-name="gr26" draw:text-style-name="P6" draw:layer="layout" svg:width="0.635cm" svg:height="1.27cm" draw:transform="rotate (-0.580147443363992) translate (15.344cm 11.925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6" draw:text-style-name="P6" draw:layer="layout" svg:width="0.635cm" svg:height="1.27cm" draw:transform="rotate (0.701273293451189) translate (17.111cm 12.365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layer="layout" svg:width="9.344cm" svg:height="2.484cm" svg:x="13.645cm" svg:y="12.792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g draw:id="id32">
          <draw:custom-shape draw:style-name="gr27" draw:text-style-name="P6" draw:layer="layout" svg:width="11.094cm" svg:height="0.889cm" svg:x="7.321cm" svg:y="8.2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9.789cm" svg:height="2.453cm" svg:x="13.41cm" svg:y="12.823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4.938cm" svg:height="1.147cm" svg:x="12.843cm" svg:y="15.364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6" draw:layer="layout" svg:width="4.954cm" svg:height="1.147cm" svg:x="18.542cm" svg:y="15.364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19" draw:layer="layout" svg:width="32.769cm" svg:height="34.697cm" svg:x="0cm" svg:y="0cm" draw:page-number="11" presentation:class="page"/>
          <draw:frame presentation:style-name="pr7" draw:text-style-name="P15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Linear_20_Algebra_20_Style" presentation:presentation-page-layout-name="AL2T19">
        <office:forms form:automatic-focus="false" form:apply-design-mode="false"/>
        <draw:frame presentation:style-name="pr6" draw:layer="layout" svg:width="21.581cm" svg:height="2.918cm" svg:x="1.904cm" svg:y="1.817cm" presentation:class="title">
          <draw:text-box>
            <text:p>Teorema di Helly</text:p>
          </draw:text-box>
        </draw:frame>
        <draw:frame draw:style-name="gr15" draw:text-style-name="P16" draw:layer="layout" svg:width="20.32cm" svg:height="2.284cm" svg:x="1.933cm" svg:y="5.66cm">
          <draw:text-box>
            <text:p><text:span text:style-name="T31">Se C1,...,Cm sono </text:span><text:span text:style-name="T32">convessi in <text:s/></text:span><text:span text:style-name="T33">R</text:span><text:span text:style-name="T34">d </text:span><text:span text:style-name="T31">e si </text:span><text:span text:style-name="T32">intersecano “(</text:span><text:span text:style-name="T35">d</text:span><text:span text:style-name="T32">+1)-a-(</text:span><text:span text:style-name="T35">d</text:span><text:span text:style-name="T32">+1)” </text:span><text:span text:style-name="T31">allora la loro intersezione è </text:span><text:span text:style-name="T32">non vuota</text:span></text:p>
          </draw:text-box>
        </draw:frame>
        <draw:g draw:id="id33">
          <draw:line draw:style-name="gr10" draw:layer="layout" svg:x1="19.509cm" svg:y1="16.29cm" svg:x2="20.493cm" svg:y2="14.206cm">
            <text:p/>
          </draw:line>
          <draw:g>
            <draw:polygon draw:style-name="gr23" draw:layer="layout" svg:width="1.649cm" svg:height="2.216cm" svg:x="19.497cm" svg:y="14.107cm" svg:viewBox="0 0 1650 2217" draw:points="984,0 0,2217 1650,2217">
              <text:p/>
            </draw:polygon>
            <draw:custom-shape draw:style-name="gr20" draw:text-style-name="P6" draw:layer="layout" svg:width="0.356cm" svg:height="0.385cm" svg:x="18.415cm" svg:y="14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20.32cm" svg:y="13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9.329cm" svg:y="16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21.869cm" svg:y="15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20.955cm" svg:y="16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4" draw:layer="layout" svg:x1="18.731cm" svg:y1="15.028cm" svg:x2="22.225cm" svg:y2="15.645cm">
            <text:p/>
          </draw:line>
          <draw:custom-shape draw:style-name="gr22" draw:text-style-name="P6" draw:layer="layout" svg:width="0.356cm" svg:height="0.385cm" svg:x="20.369cm" svg:y="15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layer="layout" svg:width="14.942cm" svg:height="1.268cm" svg:x="2.203cm" svg:y="8.892cm">
            <draw:text-box>
              <text:p>Dimostrazione (schema per <text:span text:style-name="T36">m</text:span><text:span text:style-name="T37"> = </text:span><text:span text:style-name="T36">d</text:span><text:span text:style-name="T37"> +2</text:span>):</text:p>
            </draw:text-box>
          </draw:frame>
          <draw:frame draw:style-name="gr28" draw:text-style-name="P12" draw:layer="layout" svg:width="5.08cm" svg:height="2.283cm" svg:x="2.54cm" svg:y="10.926cm">
            <draw:text-box>
              <text:p text:style-name="P6"><text:span text:style-name="T38">d</text:span><text:span text:style-name="T39"> +2 </text:span><text:span text:style-name="T40">intersezioni</text:span><text:span text:style-name="T39"> </text:span></text:p>
            </draw:text-box>
          </draw:frame>
          <draw:line draw:style-name="gr8" draw:layer="layout" svg:x1="7.62cm" svg:y1="12.065cm" svg:x2="9.525cm" svg:y2="12.065cm">
            <text:p/>
          </draw:line>
          <draw:g>
            <draw:custom-shape draw:style-name="gr20" draw:text-style-name="P6" draw:layer="layout" svg:width="0.356cm" svg:height="0.385cm" svg:x="10.795cm" svg:y="14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2.7cm" svg:y="13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1.709cm" svg:y="16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4.249cm" svg:y="15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6" draw:layer="layout" svg:width="0.356cm" svg:height="0.385cm" svg:x="13.335cm" svg:y="16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2" draw:layer="layout" svg:width="5.08cm" svg:height="1.27cm" svg:x="9.53cm" svg:y="11.43cm">
            <draw:text-box>
              <text:p text:style-name="P6"><text:span text:style-name="T38">d</text:span><text:span text:style-name="T39"> +2 punti</text:span></text:p>
            </draw:text-box>
          </draw:frame>
          <draw:line draw:style-name="gr8" draw:layer="layout" svg:x1="14.605cm" svg:y1="12.065cm" svg:x2="17.145cm" svg:y2="12.065cm">
            <text:p/>
          </draw:line>
          <draw:frame draw:style-name="gr29" draw:text-style-name="P12" draw:layer="layout" svg:width="7.62cm" svg:height="2.283cm" svg:x="17.145cm" svg:y="10.795cm">
            <draw:text-box>
              <text:p text:style-name="P6"><text:span text:style-name="T39">Intersezione comune</text:span></text:p>
              <text:p text:style-name="P6"><text:span text:style-name="T39">(Lemma Radon)</text:span></text:p>
            </draw:text-box>
          </draw:frame>
          <draw:custom-shape draw:style-name="gr30" draw:text-style-name="P6" draw:layer="layout" svg:width="4.445cm" svg:height="1.27cm" draw:transform="rotate (-0.169995069145403) translate (2.604cm 13.335cm)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4.445cm" svg:height="1.27cm" draw:transform="rotate (0.377340184281103) translate (2.385cm 15.329cm)">
            <text:p text:style-name="P1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7" draw:layer="layout" svg:width="4.445cm" svg:height="1.27cm" draw:transform="rotate (0.797790001086457) translate (3.175cm 16.893cm)">
            <text:p text:style-name="P1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4.445cm" svg:height="1.27cm" draw:transform="rotate (1.31178946579869) translate (4.619cm 18.267cm)">
            <text:p text:style-name="P17"><text:span text:style-name="T36">d</text:span>+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draw:layer="layout" svg:width="0.356cm" svg:height="0.385cm" svg:x="6.028cm" svg:y="14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layer="layout" svg:width="0.635cm" svg:height="1.267cm" svg:x="3.985cm" svg:y="17.001cm">
            <draw:text-box>
              <text:p><text:span text:style-name="T41">⋱</text:span></text:p>
            </draw:text-box>
          </draw:frame>
        </draw:g>
        <draw:frame draw:style-name="gr11" draw:id="id34" draw:layer="layout" svg:width="18.415cm" svg:height="1.267cm" svg:x="6.985cm" svg:y="17.145cm">
          <draw:text-box>
            <text:p>Esercizio: <text:span text:style-name="T10">metti insieme i pezzi (</text:span><text:span text:style-name="T19">m</text:span><text:span text:style-name="T29"> qualsias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19" draw:layer="layout" svg:width="32.769cm" svg:height="34.697cm" svg:x="-13.72cm" svg:y="-9.298cm" draw:page-number="12" presentation:class="page"/>
          <draw:frame presentation:style-name="pr7" draw:text-style-name="P15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Linear_20_Algebra_20_Style" presentation:presentation-page-layout-name="AL2T19">
        <office:forms form:automatic-focus="false" form:apply-design-mode="false"/>
        <draw:frame presentation:style-name="pr6" draw:layer="layout" svg:width="21.581cm" svg:height="2.918cm" svg:x="1.904cm" svg:y="1.817cm" presentation:class="title">
          <draw:text-box>
            <text:p>Esercizio</text:p>
          </draw:text-box>
        </draw:frame>
        <draw:frame draw:style-name="gr15" draw:text-style-name="P18" draw:layer="layout" svg:width="20.292cm" svg:height="2.284cm" svg:x="1.933cm" svg:y="5.66cm">
          <draw:text-box>
            <text:p><text:span text:style-name="T42">Dimostra la seguente “versione combinatoriale” del Teorema di Helly:</text:span></text:p>
          </draw:text-box>
        </draw:frame>
        <draw:frame draw:style-name="gr15" draw:layer="layout" svg:width="19.685cm" svg:height="2.284cm" svg:x="1.905cm" svg:y="8.89cm">
          <draw:text-box>
            <text:p><text:span text:style-name="T31">Se C1,...,Cm hanno </text:span><text:span text:style-name="T43">cardinalità </text:span><text:span text:style-name="T44">d</text:span><text:span text:style-name="T34"> </text:span><text:span text:style-name="T31">e si </text:span><text:span text:style-name="T32">intersecano “(</text:span><text:span text:style-name="T35">d</text:span><text:span text:style-name="T32">+1)-a-(</text:span><text:span text:style-name="T35">d</text:span><text:span text:style-name="T32">+1)” </text:span><text:span text:style-name="T31">allora la loro intersezione è </text:span><text:span text:style-name="T32">non vuota</text:span></text:p>
          </draw:text-box>
        </draw:frame>
        <draw:frame draw:style-name="gr12" draw:text-style-name="P19" draw:layer="layout" svg:width="19.685cm" svg:height="3.299cm" svg:x="1.905cm" svg:y="12.7cm">
          <draw:text-box>
            <text:p><text:span text:style-name="T42">Suggerimenti</text:span><text:span text:style-name="T45">: inizia con 4 insiemi di cardinalità </text:span><text:span text:style-name="T42">d</text:span><text:span text:style-name="T45">=3, e adatta la </text:span><text:span text:style-name="T45"><text:a xlink:href="#Slide 4">prima parte della dimostrazione</text:a></text:span><text:span text:style-name="T45"> del Teorema di Helly </text:span></text:p>
          </draw:text-box>
        </draw:frame>
        <presentation:notes draw:style-name="dp2">
          <draw:page-thumbnail draw:style-name="gr19" draw:layer="layout" svg:width="32.769cm" svg:height="34.697cm" svg:x="-13.72cm" svg:y="-9.298cm" draw:page-number="13" presentation:class="page"/>
          <draw:frame presentation:style-name="pr7" draw:text-style-name="P15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Linear_20_Algebra_20_Style" presentation:presentation-page-layout-name="AL3T17">
        <office:forms form:automatic-focus="false" form:apply-design-mode="false"/>
        <draw:frame presentation:style-name="pr8" draw:layer="layout" svg:width="21.581cm" svg:height="3.169cm" svg:x="1.904cm" svg:y="1.692cm" presentation:class="title">
          <draw:text-box>
            <text:p>Cosa ricordare</text:p>
          </draw:text-box>
        </draw:frame>
        <draw:frame presentation:style-name="pr9" draw:text-style-name="P20" draw:layer="layout" svg:width="22.86cm" svg:height="13.258cm" svg:x="1.27cm" svg:y="4.445cm" presentation:class="outline" presentation:user-transformed="true">
          <draw:text-box>
            <text:list text:style-name="L4">
              <text:list-item>
                <text:p text:id="id35"><text:span text:style-name="T46">La “forma” del teorema di helly:</text:span></text:p>
                <text:list>
                  <text:list-item>
                    <text:p text:id="id36"><text:span text:style-name="T46">condizione locale </text:span><text:span text:style-name="T47">⇒</text:span><text:span text:style-name="T46"> <text:s/>condizione globale </text:span></text:p>
                  </text:list-item>
                </text:list>
              </text:list-item>
              <text:list-item>
                <text:p text:id="id37"><text:span text:style-name="T46">Diversi “livelli” di dipendenza:</text:span></text:p>
              </text:list-item>
            </text:list>
            <text:list text:style-name="L5">
              <text:list-item>
                <text:list>
                  <text:list-item>
                    <text:p text:id="id38"><text:span text:style-name="T48"><text:s/></text:span><text:span text:style-name="T49">d </text:span><text:span text:style-name="T50">+1 vettori in </text:span><text:span text:style-name="T51">R</text:span><text:span text:style-name="T52">d</text:span><text:span text:style-name="T50"> </text:span><text:span text:style-name="T53">⇒</text:span><text:span text:style-name="T50"> linearmente dipendenti</text:span></text:p>
                  </text:list-item>
                  <text:list-item>
                    <text:p text:id="id39"><text:span text:style-name="T54"><text:s/></text:span><text:span text:style-name="T49">d </text:span><text:span text:style-name="T50">+2 vettori in </text:span><text:span text:style-name="T51">R</text:span><text:span text:style-name="T52">d </text:span><text:span text:style-name="T55">⇒</text:span><text:span text:style-name="T56"> “più” che linearmente dipenti</text:span></text:p>
                  </text:list-item>
                </text:list>
              </text:list-item>
            </text:list>
            <text:p><text:span text:style-name="T56"/></text:p>
            <text:p><text:span text:style-name="T56"/></text:p>
            <text:list text:continue-numbering="true" text:style-name="L5">
              <text:list-item>
                <text:list>
                  <text:list-item>
                    <text:p text:id="id41"><text:span text:style-name="T56"><text:s/></text:span><text:span text:style-name="T57">w </text:span><text:span text:style-name="T58"><text:s/></text:span><text:span text:style-name="T56">è in conv(</text:span><text:span text:style-name="T57">v</text:span><text:span text:style-name="T58">1</text:span><text:span text:style-name="T56">,...,</text:span><text:span text:style-name="T57">v</text:span><text:span text:style-name="T59">k</text:span><text:span text:style-name="T56">) se </text:span></text:p>
                  </text:list-item>
                </text:list>
              </text:list-item>
            </text:list>
            <text:p><text:span text:style-name="T60"><text:s/></text:span></text:p>
            <text:list text:style-name="L4">
              <text:list-header>
                <text:p><text:span text:style-name="T46"/></text:p>
              </text:list-header>
            </text:list>
          </draw:text-box>
        </draw:frame>
        <draw:g draw:id="id42">
          <draw:frame draw:style-name="gr6" draw:layer="layout" svg:width="6.766cm" svg:height="1.062cm" svg:x="11.649cm" svg:y="13.97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style-name="gr11" draw:text-style-name="P21" draw:layer="layout" svg:width="5.08cm" svg:height="1.098cm" svg:x="13.335cm" svg:y="15.032cm">
            <draw:text-box>
              <text:p><text:span text:style-name="T61">comb. convessa</text:span></text:p>
            </draw:text-box>
          </draw:frame>
        </draw:g>
        <draw:g draw:id="id40">
          <draw:frame draw:style-name="gr6" draw:layer="layout" svg:width="14.059cm" svg:height="1.139cm" svg:x="4.356cm" svg:y="11.309cm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style-name="gr11" draw:text-style-name="P21" draw:layer="layout" svg:width="5.08cm" svg:height="1.098cm" svg:x="4.944cm" svg:y="12.237cm">
            <draw:text-box>
              <text:p><text:span text:style-name="T61">comb. convessa</text:span></text:p>
            </draw:text-box>
          </draw:frame>
          <draw:frame draw:style-name="gr11" draw:text-style-name="P21" draw:layer="layout" svg:width="5.08cm" svg:height="1.098cm" svg:x="11.341cm" svg:y="12.237cm">
            <draw:text-box>
              <text:p><text:span text:style-name="T61">comb. convessa</text:span></text:p>
            </draw:text-box>
          </draw:frame>
        </draw:g>
        <draw:custom-shape draw:style-name="gr16" draw:text-style-name="P12" draw:id="id43" draw:layer="layout" svg:width="11.43cm" svg:height="1.905cm" svg:x="13.335cm" svg:y="16.51cm">
          <text:p text:style-name="P6"><text:span text:style-name="T10">dim Lemma Radon</text:span></text:p>
          <draw:enhanced-geometry svg:viewBox="0 0 21600 21600" draw:text-areas="800 800 20800 20800" draw:type="round-rectangular-callout" draw:modifiers="13370.7987052751 -57161.80482686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19" draw:layer="layout" svg:width="32.769cm" svg:height="34.697cm" svg:x="-32.774cm" svg:y="-32.769cm" draw:page-number="14" presentation:class="page"/>
          <draw:frame presentation:style-name="pr7" draw:layer="layout" svg:width="15.231cm" svg:height="11.172cm" svg:x="1.904cm" svg:y="12.064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_3f_" draw:display-name="?" svg:viewBox="0 0 20 30" svg:d="m20 0h-20l10 30z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marker draw:name="Arrowheads_20_4" draw:display-name="Arrowheads 4" svg:viewBox="0 0 20 30" svg:d="m10 0-10 30h20z"/>
    <draw:stroke-dash draw:name="_3f_" draw:display-name="?" draw:style="rect" draw:dots1="1" draw:dots1-length="0.08cm" draw:dots2="1" draw:dots2-length="0.08cm" draw:distance="0.08cm"/>
    <draw:stroke-dash draw:name="Dash_20_3" draw:display-name="Dash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style-name="Negreta" style:font-family-generic="roman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near_20_Algebra_20_Style-background" style:display-name="Linear Algebra Sty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inear_20_Algebra_20_Style-backgroundobjects" style:display-name="Linear Algebra Style-backgroundobjects" style:family="presentation">
      <style:graphic-properties draw:shadow="hidden" draw:shadow-offset-x="0.3cm" draw:shadow-offset-y="0.3cm" draw:shadow-color="#808080">
        <text:list-style style:name="Linear_20_Algebra_20_Style-backgroundobjects" style:display-name="Linear Algebra Styl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Linear_20_Algebra_20_Style-notes" style:display-name="Linear Algebra Style-notes" style:family="presentation">
      <style:graphic-properties draw:stroke="none" draw:fill="none">
        <text:list-style style:name="Linear_20_Algebra_20_Style-notes" style:display-name="Linear Algebra Styl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Linear_20_Algebra_20_Style-outline1" style:display-name="Linear Algebra Style-outline1" style:family="presentation">
      <style:graphic-properties draw:stroke="none" draw:fill="none">
        <text:list-style style:name="Linear_20_Algebra_20_Style-outline1" style:display-name="Linear Algebra Style-outline1">
          <text:list-level-style-bullet text:level="1" text:bullet-char="•">
            <style:list-level-properties text:min-label-width="0.943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Linear_20_Algebra_20_Style-outline2" style:display-name="Linear Algebra Style-outline2" style:family="presentation" style:parent-style-name="Linear_20_Algebra_20_Styl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Linear_20_Algebra_20_Style-outline3" style:display-name="Linear Algebra Style-outline3" style:family="presentation" style:parent-style-name="Linear_20_Algebra_20_Styl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Linear_20_Algebra_20_Style-outline4" style:display-name="Linear Algebra Style-outline4" style:family="presentation" style:parent-style-name="Linear_20_Algebra_20_Styl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Linear_20_Algebra_20_Style-outline5" style:display-name="Linear Algebra Style-outline5" style:family="presentation" style:parent-style-name="Linear_20_Algebra_20_Styl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Linear_20_Algebra_20_Style-outline6" style:display-name="Linear Algebra Style-outline6" style:family="presentation" style:parent-style-name="Linear_20_Algebra_20_Styl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Linear_20_Algebra_20_Style-outline7" style:display-name="Linear Algebra Style-outline7" style:family="presentation" style:parent-style-name="Linear_20_Algebra_20_Styl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Linear_20_Algebra_20_Style-outline8" style:display-name="Linear Algebra Style-outline8" style:family="presentation" style:parent-style-name="Linear_20_Algebra_20_Styl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Linear_20_Algebra_20_Style-outline9" style:display-name="Linear Algebra Style-outline9" style:family="presentation" style:parent-style-name="Linear_20_Algebra_20_Styl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Linear_20_Algebra_20_Style-subtitle" style:display-name="Linear Algebra Style-subtitle" style:family="presentation">
      <style:graphic-properties draw:stroke="none" draw:fill="none" draw:textarea-vertical-align="middle">
        <text:list-style style:name="Linear_20_Algebra_20_Style-subtitle" style:display-name="Linear Algebra Style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Linear_20_Algebra_20_Style-title" style:display-name="Linear Algebra Style-title" style:family="presentation">
      <style:graphic-properties draw:stroke="none" draw:fill="none" draw:textarea-vertical-align="middle">
        <text:list-style style:name="Linear_20_Algebra_20_Style-title" style:display-name="Linear Algebra Style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style-name="Norm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Linear_20_Algebra_20_Styl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Linear_20_Algebra_20_Styl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Linear_20_Algebra_20_Styl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MP4" style:family="paragraph">
      <style:paragraph-properties text:enable-numbering="false" fo:margin-left="0cm" fo:margin-right="0cm" fo:text-align="center" fo:text-indent="0cm" style:punctuation-wrap="hanging" style:line-break="strict" style:writing-mode="lr-tb"/>
    </style:style>
    <style:style style:name="MP5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it" fo:country="IT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inear_20_Algebra_20_Style" style:display-name="Linear Algebra Style" style:page-layout-name="PM1" draw:style-name="Mdp1">
      <office:forms form:automatic-focus="false" form:apply-design-mode="false"/>
      <draw:frame presentation:style-name="Linear_20_Algebra_20_Style-title" draw:layer="backgroundobjects" svg:width="21.581cm" svg:height="3.168cm" svg:x="1.904cm" svg:y="1.692cm" presentation:class="title" presentation:placeholder="true">
        <draw:text-box/>
      </draw:frame>
      <draw:frame presentation:style-name="Linear_20_Algebra_20_Style-outline1" draw:layer="backgroundobjects" svg:width="21.581cm" svg:height="12.573cm" svg:x="1.904cm" svg:y="5.503cm" presentation:class="outline" presentation:placeholder="true">
        <draw:text-box/>
      </draw:frame>
      <draw:frame presentation:style-name="Mpr1" draw:text-style-name="MP3" draw:layer="backgroundobjects" svg:width="5.283cm" svg:height="1.262cm" svg:x="1.904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35cm" svg:height="1.262cm" svg:x="8.677cm" svg:y="17.356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5.283cm" svg:height="1.262cm" svg:x="18.202cm" svg:y="17.356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Linear_20_Algebra_20_Style-title" draw:layer="backgroundobjects" svg:width="32.769cm" svg:height="34.697cm" svg:x="-32.774cm" svg:y="-32.769cm" presentation:class="page"/>
        <draw:frame presentation:style-name="Linear_20_Algebra_20_Style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Linear Algebra Methods  in Combinatorics  with applications to Geometry  and Computer Science (tutto rigorosamente da Babai &amp; Frankl)</dc:title>
    <meta:initial-creator>paolo</meta:initial-creator>
    <dc:creator>Paolo </dc:creator>
    <dc:date>2010-04-28T19:09:26</dc:date>
    <meta:editing-cycles>303</meta:editing-cycles>
    <meta:editing-duration>PT102H40M38S</meta:editing-duration>
    <meta:printed-by>Paolo </meta:printed-by>
    <meta:print-date>2010-04-18T20:16:42</meta:print-date>
    <meta:document-statistic meta:object-count="2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normal">⋅</mi>
        <mo stretchy="false">λ</mo>
      </mrow>
      <mi mathvariant="normal">=</mi>
      <mn>0</mn>
    </mrow>
    <annotation encoding="StarMath 5.0">{} cdot %lambda = 0 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o math:stretchy="false">∑</math:mo>
          <math:mrow>
            <math:msub>
              <math:mo math:stretchy="false">λ</math:mo>
              <math:mi>i</math:mi>
            </math:msub>
            <math:mo math:stretchy="false">∈</math:mo>
            <math:mi math:fontstyle="italic">S1</math:mi>
          </math:mrow>
        </math:munder>
        <math:msub>
          <math:mo math:stretchy="false">λ</math:mo>
          <math:mi>i</math:mi>
        </math:msub>
      </math:mrow>
      <math:mrow>
        <math:msub>
          <math:mi>p</math:mi>
          <math:mi>i</math:mi>
        </math:msub>
        <math:mo math:stretchy="false">=</math:mo>
        <math:mrow>
          <math:munder>
            <math:mo math:stretchy="false">∑</math:mo>
            <math:mrow>
              <math:msub>
                <math:mo math:stretchy="false">λ</math:mo>
                <math:mi>j</math:mi>
              </math:msub>
              <math:mo math:stretchy="false">∈</math:mo>
              <math:mi math:fontstyle="italic">S2</math:mi>
            </math:mrow>
          </math:munder>
          <math:mrow>
            <math:mo math:stretchy="false">(</math:mo>
            <math:mrow>
              <math:mo math:stretchy="false">−</math:mo>
              <math:msub>
                <math:mo math:stretchy="false">λ</math:mo>
                <math:mi>j</math:mi>
              </math:msub>
            </math:mrow>
            <math:mo math:stretchy="false">)</math:mo>
          </math:mrow>
        </math:mrow>
      </math:mrow>
      <math:msub>
        <math:mi>p</math:mi>
        <math:mi>j</math:mi>
      </math:msub>
    </math:mrow>
    <math:annotation math:encoding="StarMath 5.0">sum from{%lambda_i in S1}  %lambda_i p_i = sum from{%lambda_j in S2}  (-%lambda_j)p_j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/>
        <math:mo math:stretchy="false">⋅</math:mo>
        <math:mo math:stretchy="false">λ</math:mo>
      </math:mrow>
      <math:mo math:stretchy="false">=</math:mo>
      <math:mn>0</math:mn>
    </math:mrow>
    <math:annotation math:encoding="StarMath 5.0">{} cdot %lambda = 0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n>1</math:mn>
      </math:msub>
      <math:mrow>
        <math:msub>
          <math:mi>p</math:mi>
          <math:mn>1</math:mn>
        </math:msub>
        <math:mo math:stretchy="false">+</math:mo>
        <math:msub>
          <math:mo math:stretchy="false">λ</math:mo>
          <math:mn>2</math:mn>
        </math:msub>
      </math:mrow>
      <math:mrow>
        <math:mrow>
          <math:msub>
            <math:mi>p</math:mi>
            <math:mn>2</math:mn>
          </math:msub>
          <math:mo math:stretchy="false">+</math:mo>
          <math:mo math:stretchy="false">⋯</math:mo>
        </math:mrow>
        <math:mo math:stretchy="false">+</math:mo>
        <math:msub>
          <math:mo math:stretchy="false">λ</math:mo>
          <math:mrow>
            <math:mi>d</math:mi>
            <math:mo math:stretchy="false">+</math:mo>
            <math:mn>2</math:mn>
          </math:mrow>
        </math:msub>
      </math:mrow>
      <math:mrow>
        <math:msub>
          <math:mi>p</math:mi>
          <math:mrow>
            <math:mi>d</math:mi>
            <math:mo math:stretchy="false">+</math:mo>
            <math:mn>2</math:mn>
          </math:mrow>
        </math:msub>
        <math:mo math:stretchy="false">=</math:mo>
        <math:mn>0</math:mn>
      </math:mrow>
    </math:mrow>
    <math:annotation math:encoding="StarMath 5.0">%lambda_1 p_1 + %lambda_2 p_2 + dotsaxis + %lambda_{d+2} p_{d+2} = 0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under>
              <math:mo math:stretchy="false">∑</math:mo>
              <math:mrow>
                <math:msub>
                  <math:mo math:stretchy="false">λ</math:mo>
                  <math:mi>i</math:mi>
                </math:msub>
                <math:mo math:stretchy="false">∈</math:mo>
                <math:mi math:fontstyle="italic">S1</math:mi>
              </math:mrow>
            </math:munder>
            <math:msub>
              <math:mo math:stretchy="false">λ</math:mo>
              <math:mi>i</math:mi>
            </math:msub>
          </math:mrow>
          <math:mo math:stretchy="false">=</math:mo>
          <math:mrow>
            <math:munder>
              <math:mo math:stretchy="false">∑</math:mo>
              <math:mrow>
                <math:msub>
                  <math:mo math:stretchy="false">λ</math:mo>
                  <math:mi>j</math:mi>
                </math:msub>
                <math:mo math:stretchy="false">∈</math:mo>
                <math:mi math:fontstyle="italic">S2</math:mi>
              </math:mrow>
            </math:munder>
            <math:mrow>
              <math:mo math:stretchy="false">(</math:mo>
              <math:mrow>
                <math:mo math:stretchy="false">−</math:mo>
                <math:msub>
                  <math:mo math:stretchy="false">λ</math:mo>
                  <math:mi>j</math:mi>
                </math:msub>
              </math:mrow>
              <math:mo math:stretchy="false">)</math:mo>
            </math:mrow>
          </math:mrow>
        </math:mrow>
        <math:mo math:stretchy="false">=</math:mo>
        <math:mi math:fontstyle="normal">:</math:mi>
      </math:mrow>
      <math:mo math:stretchy="false">σ</math:mo>
    </math:mrow>
    <math:annotation math:encoding="StarMath 5.0">sum from{%lambda_i in S1}  %lambda_i = sum from{%lambda_j in S2}  (-%lambda_j) =: %sigma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under>
              <math:mo math:stretchy="false">∑</math:mo>
              <math:mrow>
                <math:msub>
                  <math:mo math:stretchy="false">λ</math:mo>
                  <math:mi>i</math:mi>
                </math:msub>
                <math:mo math:stretchy="false">∈</math:mo>
                <math:mi math:fontstyle="italic">S1</math:mi>
              </math:mrow>
            </math:munder>
            <math:msub>
              <math:mo math:stretchy="false">λ</math:mo>
              <math:mi>i</math:mi>
            </math:msub>
          </math:mrow>
          <math:mo math:stretchy="false">=</math:mo>
          <math:mrow>
            <math:munder>
              <math:mo math:stretchy="false">∑</math:mo>
              <math:mrow>
                <math:msub>
                  <math:mo math:stretchy="false">λ</math:mo>
                  <math:mi>j</math:mi>
                </math:msub>
                <math:mo math:stretchy="false">∈</math:mo>
                <math:mi math:fontstyle="italic">S2</math:mi>
              </math:mrow>
            </math:munder>
            <math:mrow>
              <math:mo math:stretchy="false">(</math:mo>
              <math:mrow>
                <math:mo math:stretchy="false">−</math:mo>
                <math:msub>
                  <math:mo math:stretchy="false">λ</math:mo>
                  <math:mi>j</math:mi>
                </math:msub>
              </math:mrow>
              <math:mo math:stretchy="false">)</math:mo>
            </math:mrow>
          </math:mrow>
        </math:mrow>
        <math:mo math:stretchy="false">=</math:mo>
        <math:mi math:fontstyle="normal">:</math:mi>
      </math:mrow>
      <math:mo math:stretchy="false">σ</math:mo>
    </math:mrow>
    <math:annotation math:encoding="StarMath 5.0">sum from{%lambda_i in S1}  %lambda_i = sum from{%lambda_j in S2}  (-%lambda_j) =: %sigma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o math:stretchy="false">∑</math:mo>
          <math:mrow>
            <math:msub>
              <math:mo math:stretchy="false">λ</math:mo>
              <math:mi>i</math:mi>
            </math:msub>
            <math:mo math:stretchy="false">∈</math:mo>
            <math:mi math:fontstyle="italic">S1</math:mi>
          </math:mrow>
        </math:munder>
        <math:mfrac>
          <math:msub>
            <math:mo math:stretchy="false">λ</math:mo>
            <math:mi>i</math:mi>
          </math:msub>
          <math:mo math:stretchy="false">σ</math:mo>
        </math:mfrac>
      </math:mrow>
      <math:mrow>
        <math:msub>
          <math:mi>p</math:mi>
          <math:mi>i</math:mi>
        </math:msub>
        <math:mo math:stretchy="false">=</math:mo>
        <math:mrow>
          <math:munder>
            <math:mo math:stretchy="false">∑</math:mo>
            <math:mrow>
              <math:msub>
                <math:mo math:stretchy="false">λ</math:mo>
                <math:mi>j</math:mi>
              </math:msub>
              <math:mo math:stretchy="false">∈</math:mo>
              <math:mi math:fontstyle="italic">S2</math:mi>
            </math:mrow>
          </math:munder>
          <math:mfrac>
            <math:mrow>
              <math:mo math:stretchy="false">(</math:mo>
              <math:mrow>
                <math:mo math:stretchy="false">−</math:mo>
                <math:msub>
                  <math:mo math:stretchy="false">λ</math:mo>
                  <math:mi>j</math:mi>
                </math:msub>
              </math:mrow>
              <math:mo math:stretchy="false">)</math:mo>
            </math:mrow>
            <math:mo math:stretchy="false">σ</math:mo>
          </math:mfrac>
        </math:mrow>
      </math:mrow>
      <math:msub>
        <math:mi>p</math:mi>
        <math:mi>j</math:mi>
      </math:msub>
    </math:mrow>
    <math:annotation math:encoding="StarMath 5.0">sum from{%lambda_i in S1}  {{%lambda_i} over {%sigma}} p_i = sum from{%lambda_j in S2}  {{(-%lambda_j)} over {%sigma}}p_j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italic">S1</math:mi>
      <math:mrow>
        <math:mi math:fontstyle="normal">:</math:mi>
        <math:mo math:stretchy="false">=</math:mo>
        <math:mrow>
          <math:mo math:stretchy="false">{</math:mo>
          <math:mrow>
            <math:msub>
              <math:mo math:stretchy="false">λ</math:mo>
              <math:mi>i</math:mi>
            </math:msub>
            <math:mo math:stretchy="false">&gt;</math:mo>
            <math:mn>0</math:mn>
          </math:mrow>
          <math:mo math:stretchy="false">}</math:mo>
        </math:mrow>
      </math:mrow>
    </math:mrow>
    <math:annotation math:encoding="StarMath 5.0">S1 := lbrace %lambda_i &gt; 0 rbrace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italic">S2</math:mi>
      <math:mrow>
        <math:mi math:fontstyle="normal">:</math:mi>
        <math:mo math:stretchy="false">=</math:mo>
        <math:mrow>
          <math:mo math:stretchy="false">{</math:mo>
          <math:mrow>
            <math:msub>
              <math:mo math:stretchy="false">λ</math:mo>
              <math:mi>i</math:mi>
            </math:msub>
            <math:mo math:stretchy="false">&lt;</math:mo>
            <math:mn>0</math:mn>
          </math:mrow>
          <math:mo math:stretchy="false">}</math:mo>
        </math:mrow>
      </math:mrow>
    </math:mrow>
    <math:annotation math:encoding="StarMath 5.0">S2 := lbrace %lambda_i &lt; 0 rbrace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row>
        <math:msub>
          <math:mi>v</math:mi>
          <math:mn>1</math:mn>
        </math:msub>
        <math:mo math:stretchy="false">+</math:mo>
        <math:mrow>
          <math:mo math:stretchy="false">(</math:mo>
          <math:mrow>
            <math:mn>1</math:mn>
            <math:mo math:stretchy="false">−</math:mo>
            <math:mo math:stretchy="false">λ</math:mo>
          </math:mrow>
          <math:mo math:stretchy="false">)</math:mo>
        </math:mrow>
      </math:mrow>
      <math:msub>
        <math:mi>v</math:mi>
        <math:mn>2</math:mn>
      </math:msub>
    </math:mrow>
    <math:annotation math:encoding="StarMath 5.0">%lambda v_1 + (1-%lambda) v_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n>1</math:mn>
      </math:msub>
      <math:mrow>
        <math:msub>
          <math:mi>p</math:mi>
          <math:mn>1</math:mn>
        </math:msub>
        <math:mo math:stretchy="false">+</math:mo>
        <math:msub>
          <math:mo math:stretchy="false">λ</math:mo>
          <math:mn>2</math:mn>
        </math:msub>
      </math:mrow>
      <math:mrow>
        <math:mrow>
          <math:msub>
            <math:mi>p</math:mi>
            <math:mn>2</math:mn>
          </math:msub>
          <math:mo math:stretchy="false">+</math:mo>
          <math:mo math:stretchy="false">⋯</math:mo>
        </math:mrow>
        <math:mo math:stretchy="false">+</math:mo>
        <math:msub>
          <math:mo math:stretchy="false">λ</math:mo>
          <math:mrow>
            <math:mi>d</math:mi>
            <math:mo math:stretchy="false">+</math:mo>
            <math:mn>2</math:mn>
          </math:mrow>
        </math:msub>
      </math:mrow>
      <math:mrow>
        <math:msub>
          <math:mi>p</math:mi>
          <math:mrow>
            <math:mi>d</math:mi>
            <math:mo math:stretchy="false">+</math:mo>
            <math:mn>2</math:mn>
          </math:mrow>
        </math:msub>
        <math:mo math:stretchy="false">=</math:mo>
        <math:mn>0</math:mn>
      </math:mrow>
    </math:mrow>
    <math:annotation math:encoding="StarMath 5.0">%lambda_1 p_1 + %lambda_2 p_2 + dotsaxis + %lambda_{d+2} p_{d+2} = 0</math:annotation>
  </math:semantics>
</math:math>
</file>

<file path=Object 20/content.xml><?xml version="1.0" encoding="utf-8"?>
<math xmlns="http://www.w3.org/1998/Math/MathML">
  <semantics>
    <mrow>
      <msub>
        <mo stretchy="false">λ</mo>
        <mn>1</mn>
      </msub>
      <mrow>
        <msub>
          <mi>v</mi>
          <mn>1</mn>
        </msub>
        <mo stretchy="false">+</mo>
        <msub>
          <mo stretchy="false">λ</mo>
          <mn>2</mn>
        </msub>
      </mrow>
      <mrow>
        <mrow>
          <msub>
            <mi>v</mi>
            <mn>2</mn>
          </msub>
          <mo stretchy="false">+</mo>
          <mi mathvariant="normal">⋯</mi>
        </mrow>
        <mo stretchy="false">+</mo>
        <msub>
          <mo stretchy="false">λ</mo>
          <mi>m</mi>
        </msub>
      </mrow>
      <msub>
        <mi>v</mi>
        <mi>m</mi>
      </msub>
    </mrow>
    <annotation encoding="StarMath 5.0">%lambda_1 v_1 + %lambda_2 v_2 + dotsaxis + %lambda_m v_m</annotation>
  </semantics>
</math>
</file>

<file path=Object 21/content.xml><?xml version="1.0" encoding="utf-8"?>
<math xmlns="http://www.w3.org/1998/Math/MathML">
  <semantics>
    <mrow>
      <msub>
        <mo stretchy="false">λ</mo>
        <mn>1</mn>
      </msub>
      <mrow>
        <mrow>
          <msub>
            <mi>v</mi>
            <msub>
              <mi>i</mi>
              <mn>1</mn>
            </msub>
          </msub>
          <mo stretchy="false">+</mo>
          <mi mathvariant="normal">⋯</mi>
        </mrow>
        <mo stretchy="false">+</mo>
        <msub>
          <mo stretchy="false">λ</mo>
          <mi>a</mi>
        </msub>
      </mrow>
      <mrow>
        <msub>
          <mi>v</mi>
          <msub>
            <mi>i</mi>
            <mi>a</mi>
          </msub>
        </msub>
        <mi mathvariant="normal">=</mi>
        <msub>
          <mo stretchy="false">λ</mo>
          <mrow>
            <mi>a</mi>
            <mo stretchy="false">+</mo>
            <mn>1</mn>
          </mrow>
        </msub>
      </mrow>
      <mrow>
        <mrow>
          <msub>
            <mi>v</mi>
            <msub>
              <mi>i</mi>
              <mrow>
                <mi>a</mi>
                <mo stretchy="false">+</mo>
                <mn>1</mn>
              </mrow>
            </msub>
          </msub>
          <mo stretchy="false">+</mo>
          <mi mathvariant="normal">⋯</mi>
        </mrow>
        <mo stretchy="false">+</mo>
        <msub>
          <mo stretchy="false">λ</mo>
          <mrow>
            <mi>d</mi>
            <mo stretchy="false">+</mo>
            <mn>2</mn>
          </mrow>
        </msub>
      </mrow>
      <msub>
        <mi>v</mi>
        <msub>
          <mi>i</mi>
          <mrow>
            <mi>d</mi>
            <mo stretchy="false">+</mo>
            <mn>2</mn>
          </mrow>
        </msub>
      </msub>
    </mrow>
    <annotation encoding="StarMath 5.0">%lambda_1 v_{i_1} + dotsaxis + %lambda_{a} v_{i_{a}}
=
%lambda_{a+1} v_{i_{a+1}} + dotsaxis + %lambda_{d+2} v_{i_{d+2}}</annotation>
  </semantics>
</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∑</math:mo>
        <math:msub>
          <math:mo math:stretchy="false">λ</math:mo>
          <math:mi>i</math:mi>
        </math:msub>
      </math:mrow>
      <math:mo math:stretchy="false">=</math:mo>
      <math:mn>1</math:mn>
    </math:mrow>
    <math:annotation math:encoding="StarMath 5.0">sum %lambda_i = 1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C1</math:mi>
        <math:mo math:stretchy="false">∩</math:mo>
        <math:mi math:fontstyle="italic">C2</math:mi>
      </math:mrow>
      <math:mo math:stretchy="false">∩</math:mo>
      <math:mi math:fontstyle="italic">C3</math:mi>
    </math:mrow>
    <math:annotation math:encoding="StarMath 5.0">C1 intersection C2 intersection C3 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C1</math:mi>
        <math:mo math:stretchy="false">∩</math:mo>
        <math:mi math:fontstyle="italic">C2</math:mi>
      </math:mrow>
      <math:mo math:stretchy="false">∩</math:mo>
      <math:mi math:fontstyle="italic">C4</math:mi>
    </math:mrow>
    <math:annotation math:encoding="StarMath 5.0">C1 intersection C2 intersection C4 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C1</math:mi>
        <math:mo math:stretchy="false">∩</math:mo>
        <math:mi math:fontstyle="italic">C3</math:mi>
      </math:mrow>
      <math:mo math:stretchy="false">∩</math:mo>
      <math:mi math:fontstyle="italic">C4</math:mi>
    </math:mrow>
    <math:annotation math:encoding="StarMath 5.0">C1 intersection C3 intersection C4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C2</math:mi>
        <math:mo math:stretchy="false">∩</math:mo>
        <math:mi math:fontstyle="italic">C3</math:mi>
      </math:mrow>
      <math:mo math:stretchy="false">∩</math:mo>
      <math:mi math:fontstyle="italic">C4</math:mi>
    </math:mrow>
    <math:annotation math:encoding="StarMath 5.0">C2 intersection C3 intersection C4</math:annotation>
  </math:semantics>
</math:math>
</file>

<file path=Object 27/content.xml><?xml version="1.0" encoding="utf-8"?>
<math xmlns="http://www.w3.org/1998/Math/MathML">
  <semantics>
    <mrow>
      <mrow>
        <mi>w</mi>
        <mi mathvariant="normal">=</mi>
        <msub>
          <mo stretchy="false">λ</mo>
          <mn>1</mn>
        </msub>
      </mrow>
      <mrow>
        <mrow>
          <msub>
            <mi>v</mi>
            <mn>1</mn>
          </msub>
          <mo stretchy="false">+</mo>
          <mi mathvariant="normal">⋯</mi>
        </mrow>
        <mo stretchy="false">+</mo>
        <msub>
          <mo stretchy="false">λ</mo>
          <mi>a</mi>
        </msub>
      </mrow>
      <msub>
        <mi>v</mi>
        <mi>k</mi>
      </msub>
    </mrow>
    <annotation encoding="StarMath 5.0">w = %lambda_1 v_{1} + dotsaxis + %lambda_{a} v_{{k}}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o math:stretchy="false">λ</math:mo>
              <math:mn>1</math:mn>
            </math:msub>
            <math:mo math:stretchy="false">+</math:mo>
            <math:msub>
              <math:mo math:stretchy="false">λ</math:mo>
              <math:mn>2</math:mn>
            </math:msub>
          </math:mrow>
          <math:mo math:stretchy="false">+</math:mo>
          <math:mo math:stretchy="false">⋯</math:mo>
        </math:mrow>
        <math:mo math:stretchy="false">+</math:mo>
        <math:msub>
          <math:mo math:stretchy="false">λ</math:mo>
          <math:mrow>
            <math:mi>d</math:mi>
            <math:mo math:stretchy="false">+</math:mo>
            <math:mn>2</math:mn>
          </math:mrow>
        </math:msub>
      </math:mrow>
      <math:mo math:stretchy="false">=</math:mo>
      <math:mn>0</math:mn>
    </math:mrow>
    <math:annotation math:encoding="StarMath 5.0">%lambda_1 + %lambda_2 + dotsaxis + %lambda_{d+2} = 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>i</math:mi>
      </math:msub>
      <math:mo math:stretchy="false">≥</math:mo>
      <math:mn>0</math:mn>
    </math:mrow>
    <math:annotation math:encoding="StarMath 5.0">%lambda_i &gt;=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S1</math:mi>
      <math:mrow>
        <math:mi math:fontstyle="normal">:</math:mi>
        <math:mo math:stretchy="false">=</math:mo>
        <math:mrow>
          <math:mo math:stretchy="false">{</math:mo>
          <math:mrow>
            <math:msub>
              <math:mo math:stretchy="false">λ</math:mo>
              <math:mi>i</math:mi>
            </math:msub>
            <math:mo math:stretchy="false">&gt;</math:mo>
            <math:mn>0</math:mn>
          </math:mrow>
          <math:mo math:stretchy="false">}</math:mo>
        </math:mrow>
      </math:mrow>
    </math:mrow>
    <math:annotation math:encoding="StarMath 5.0">S1 := lbrace %lambda_i &gt; 0 rbrace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S2</math:mi>
      <math:mrow>
        <math:mi math:fontstyle="normal">:</math:mi>
        <math:mo math:stretchy="false">=</math:mo>
        <math:mrow>
          <math:mo math:stretchy="false">{</math:mo>
          <math:mrow>
            <math:msub>
              <math:mo math:stretchy="false">λ</math:mo>
              <math:mi>i</math:mi>
            </math:msub>
            <math:mo math:stretchy="false">&lt;</math:mo>
            <math:mn>0</math:mn>
          </math:mrow>
          <math:mo math:stretchy="false">}</math:mo>
        </math:mrow>
      </math:mrow>
    </math:mrow>
    <math:annotation math:encoding="StarMath 5.0">S2 := lbrace %lambda_i &lt; 0 rbrace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under>
              <math:mo math:stretchy="false">∑</math:mo>
              <math:mrow>
                <math:msub>
                  <math:mo math:stretchy="false">λ</math:mo>
                  <math:mi>i</math:mi>
                </math:msub>
                <math:mo math:stretchy="false">∈</math:mo>
                <math:mi math:fontstyle="italic">S1</math:mi>
              </math:mrow>
            </math:munder>
            <math:msub>
              <math:mo math:stretchy="false">λ</math:mo>
              <math:mi>i</math:mi>
            </math:msub>
          </math:mrow>
          <math:mo math:stretchy="false">=</math:mo>
          <math:mrow>
            <math:munder>
              <math:mo math:stretchy="false">∑</math:mo>
              <math:mrow>
                <math:msub>
                  <math:mo math:stretchy="false">λ</math:mo>
                  <math:mi>j</math:mi>
                </math:msub>
                <math:mo math:stretchy="false">∈</math:mo>
                <math:mi math:fontstyle="italic">S2</math:mi>
              </math:mrow>
            </math:munder>
            <math:mrow>
              <math:mo math:stretchy="false">(</math:mo>
              <math:mrow>
                <math:mo math:stretchy="false">−</math:mo>
                <math:msub>
                  <math:mo math:stretchy="false">λ</math:mo>
                  <math:mi>j</math:mi>
                </math:msub>
              </math:mrow>
              <math:mo math:stretchy="false">)</math:mo>
            </math:mrow>
          </math:mrow>
        </math:mrow>
        <math:mo math:stretchy="false">=</math:mo>
        <math:mi math:fontstyle="normal">:</math:mi>
      </math:mrow>
      <math:mo math:stretchy="false">σ</math:mo>
    </math:mrow>
    <math:annotation math:encoding="StarMath 5.0">sum from{%lambda_i in S1}  %lambda_i = sum from{%lambda_j in S2}  (-%lambda_j) =: %sigm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/>
        <math:mo math:stretchy="false">⋅</math:mo>
        <math:mo math:stretchy="false">λ</math:mo>
      </math:mrow>
      <math:mo math:stretchy="false">=</math:mo>
      <math:mn>0</math:mn>
    </math:mrow>
    <math:annotation math:encoding="StarMath 5.0">{} cdot %lambda = 0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n>1</math:mn>
      </math:msub>
      <math:mrow>
        <math:msub>
          <math:mi>p</math:mi>
          <math:mn>1</math:mn>
        </math:msub>
        <math:mo math:stretchy="false">+</math:mo>
        <math:msub>
          <math:mo math:stretchy="false">λ</math:mo>
          <math:mn>2</math:mn>
        </math:msub>
      </math:mrow>
      <math:mrow>
        <math:mrow>
          <math:msub>
            <math:mi>p</math:mi>
            <math:mn>2</math:mn>
          </math:msub>
          <math:mo math:stretchy="false">+</math:mo>
          <math:mo math:stretchy="false">⋯</math:mo>
        </math:mrow>
        <math:mo math:stretchy="false">+</math:mo>
        <math:msub>
          <math:mo math:stretchy="false">λ</math:mo>
          <math:mrow>
            <math:mi>d</math:mi>
            <math:mo math:stretchy="false">+</math:mo>
            <math:mn>2</math:mn>
          </math:mrow>
        </math:msub>
      </math:mrow>
      <math:mrow>
        <math:msub>
          <math:mi>p</math:mi>
          <math:mrow>
            <math:mi>d</math:mi>
            <math:mo math:stretchy="false">+</math:mo>
            <math:mn>2</math:mn>
          </math:mrow>
        </math:msub>
        <math:mo math:stretchy="false">=</math:mo>
        <math:mn>0</math:mn>
      </math:mrow>
    </math:mrow>
    <math:annotation math:encoding="StarMath 5.0">%lambda_1 p_1 + %lambda_2 p_2 + dotsaxis + %lambda_{d+2} p_{d+2} = 0</math:annotation>
  </math:semantics>
</math:math>
</file>